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3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7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ate: 2021NOV09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urrent Source: Lambda Gen30-5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urrent Sink: BK-8500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2">
          <table:table-cell office:value-type="string" calcext:value-type="string">
            <text:p>Discharge</text:p>
            <text:p>Current (A):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Charge</text:p>
            <text:p>Current (A):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ischarge</text:p>
            <text:p>Current (A)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Charge</text:p>
            <text:p>Current (A)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17"/>
        </table:table-row>
        <table:table-row table:style-name="ro2">
          <table:table-cell office:value-type="string" calcext:value-type="string">
            <text:p>Minutes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Wh</text:p>
            <text:p>Sourced</text:p>
          </table:table-cell>
          <table:table-cell office:value-type="string" calcext:value-type="string">
            <text:p>Wh</text:p>
            <text:p>(Accumulated)</text:p>
          </table:table-cell>
          <table:table-cell/>
          <table:table-cell office:value-type="string" calcext:value-type="string">
            <text:p>Voltage</text:p>
          </table:table-cell>
          <table:table-cell office:value-type="string" calcext:value-type="string">
            <text:p>Wh</text:p>
            <text:p>Absorbed</text:p>
          </table:table-cell>
          <table:table-cell office:value-type="string" calcext:value-type="string">
            <text:p>Wh</text:p>
            <text:p>(Accumulated)</text:p>
          </table:table-cell>
          <table:table-cell/>
          <table:table-cell office:value-type="string" calcext:value-type="string">
            <text:p>Minutes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Wh</text:p>
            <text:p>Sourced</text:p>
          </table:table-cell>
          <table:table-cell office:value-type="string" calcext:value-type="string">
            <text:p>Wh</text:p>
            <text:p>(Accumulated)</text:p>
          </table:table-cell>
          <table:table-cell/>
          <table:table-cell office:value-type="string" calcext:value-type="string">
            <text:p>Voltage</text:p>
          </table:table-cell>
          <table:table-cell office:value-type="string" calcext:value-type="string">
            <text:p>Wh</text:p>
            <text:p>Absorbed</text:p>
          </table:table-cell>
          <table:table-cell office:value-type="string" calcext:value-type="string">
            <text:p>Wh</text:p>
            <text:p>(Accumulated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2" calcext:value-type="float">
            <text:p>4.2</text:p>
          </table:table-cell>
          <table:table-cell table:number-columns-repeated="3"/>
          <table:table-cell office:value-type="float" office:value="2.75" calcext:value-type="float">
            <text:p>2.7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4.18" calcext:value-type="float">
            <text:p>4.18</text:p>
          </table:table-cell>
          <table:table-cell table:number-columns-repeated="3"/>
          <table:table-cell office:value-type="float" office:value="2.77" calcext:value-type="float">
            <text:p>2.77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15" calcext:value-type="float">
            <text:p>4.15</text:p>
          </table:table-cell>
          <table:table-cell table:formula="of:=[.B9]*[.B$5]/60" office:value-type="float" office:value="0.345833333333333" calcext:value-type="float">
            <text:p>0.345833333333333</text:p>
          </table:table-cell>
          <table:table-cell table:formula="of:=[.D8]+[.C9]" office:value-type="float" office:value="0.345833333333333" calcext:value-type="float">
            <text:p>0.345833333333333</text:p>
          </table:table-cell>
          <table:table-cell/>
          <table:table-cell office:value-type="float" office:value="2.96" calcext:value-type="float">
            <text:p>2.96</text:p>
          </table:table-cell>
          <table:table-cell table:formula="of:=[.F9]*[.G$5]/60" office:value-type="float" office:value="0.246666666666667" calcext:value-type="float">
            <text:p>0.246666666666667</text:p>
          </table:table-cell>
          <table:table-cell table:formula="of:=[.H8]+[.G9]" office:value-type="float" office:value="0.246666666666667" calcext:value-type="float">
            <text:p>0.246666666666667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4.1" calcext:value-type="float">
            <text:p>4.1</text:p>
          </table:table-cell>
          <table:table-cell table:formula="of:=[.K9]*[.K$5]/(60*4)" office:value-type="float" office:value="0.5125" calcext:value-type="float">
            <text:p>0.5125</text:p>
          </table:table-cell>
          <table:table-cell table:formula="of:=[.M8]+[.L9]" office:value-type="float" office:value="0.5125" calcext:value-type="float">
            <text:p>0.5125</text:p>
          </table:table-cell>
          <table:table-cell/>
          <table:table-cell office:value-type="float" office:value="3.3" calcext:value-type="float">
            <text:p>3.3</text:p>
          </table:table-cell>
          <table:table-cell table:formula="of:=[.O9]*[.P$5]/(60*4)" office:value-type="float" office:value="0.6875" calcext:value-type="float">
            <text:p>0.6875</text:p>
          </table:table-cell>
          <table:table-cell table:formula="of:=[.Q8]+[.P9]" office:value-type="float" office:value="0.6875" calcext:value-type="float">
            <text:p>0.68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13" calcext:value-type="float">
            <text:p>4.13</text:p>
          </table:table-cell>
          <table:table-cell table:formula="of:=[.B10]*[.B$5]/60" office:value-type="float" office:value="0.344166666666667" calcext:value-type="float">
            <text:p>0.344166666666667</text:p>
          </table:table-cell>
          <table:table-cell table:formula="of:=[.D9]+[.C10]" office:value-type="float" office:value="0.69" calcext:value-type="float">
            <text:p>0.69</text:p>
          </table:table-cell>
          <table:table-cell/>
          <table:table-cell office:value-type="float" office:value="3.12" calcext:value-type="float">
            <text:p>3.12</text:p>
          </table:table-cell>
          <table:table-cell table:formula="of:=[.F10]*[.G$5]/60" office:value-type="float" office:value="0.26" calcext:value-type="float">
            <text:p>0.26</text:p>
          </table:table-cell>
          <table:table-cell table:formula="of:=[.H9]+[.G10]" office:value-type="float" office:value="0.506666666666667" calcext:value-type="float">
            <text:p>0.506666666666667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4.06" calcext:value-type="float">
            <text:p>4.06</text:p>
          </table:table-cell>
          <table:table-cell table:formula="of:=[.K10]*[.K$5]/(60*4)" office:value-type="float" office:value="0.5075" calcext:value-type="float">
            <text:p>0.5075</text:p>
          </table:table-cell>
          <table:table-cell table:formula="of:=[.M9]+[.L10]" office:value-type="float" office:value="1.02" calcext:value-type="float">
            <text:p>1.02</text:p>
          </table:table-cell>
          <table:table-cell/>
          <table:table-cell office:value-type="float" office:value="3.49" calcext:value-type="float">
            <text:p>3.49</text:p>
          </table:table-cell>
          <table:table-cell table:formula="of:=[.O10]*[.P$5]/(60*4)" office:value-type="float" office:value="0.727083333333333" calcext:value-type="float">
            <text:p>0.727083333333333</text:p>
          </table:table-cell>
          <table:table-cell table:formula="of:=[.Q9]+[.P10]" office:value-type="float" office:value="1.41458333333333" calcext:value-type="float">
            <text:p>1.41458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.11" calcext:value-type="float">
            <text:p>4.11</text:p>
          </table:table-cell>
          <table:table-cell table:formula="of:=[.B11]*[.B$5]/60" office:value-type="float" office:value="0.3425" calcext:value-type="float">
            <text:p>0.3425</text:p>
          </table:table-cell>
          <table:table-cell table:formula="of:=[.D10]+[.C11]" office:value-type="float" office:value="1.0325" calcext:value-type="float">
            <text:p>1.0325</text:p>
          </table:table-cell>
          <table:table-cell/>
          <table:table-cell office:value-type="float" office:value="3.23" calcext:value-type="float">
            <text:p>3.23</text:p>
          </table:table-cell>
          <table:table-cell table:formula="of:=[.F11]*[.G$5]/60" office:value-type="float" office:value="0.269166666666667" calcext:value-type="float">
            <text:p>0.269166666666667</text:p>
          </table:table-cell>
          <table:table-cell table:formula="of:=[.H10]+[.G11]" office:value-type="float" office:value="0.775833333333333" calcext:value-type="float">
            <text:p>0.775833333333333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4.03" calcext:value-type="float">
            <text:p>4.03</text:p>
          </table:table-cell>
          <table:table-cell table:formula="of:=[.K11]*[.K$5]/(60*4)" office:value-type="float" office:value="0.50375" calcext:value-type="float">
            <text:p>0.50375</text:p>
          </table:table-cell>
          <table:table-cell table:formula="of:=[.M10]+[.L11]" office:value-type="float" office:value="1.52375" calcext:value-type="float">
            <text:p>1.52375</text:p>
          </table:table-cell>
          <table:table-cell/>
          <table:table-cell office:value-type="float" office:value="3.6" calcext:value-type="float">
            <text:p>3.6</text:p>
          </table:table-cell>
          <table:table-cell table:formula="of:=[.O11]*[.P$5]/(60*4)" office:value-type="float" office:value="0.75" calcext:value-type="float">
            <text:p>0.75</text:p>
          </table:table-cell>
          <table:table-cell table:formula="of:=[.Q10]+[.P11]" office:value-type="float" office:value="2.16458333333333" calcext:value-type="float">
            <text:p>2.1645833333333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09" calcext:value-type="float">
            <text:p>4.09</text:p>
          </table:table-cell>
          <table:table-cell table:formula="of:=[.B12]*[.B$5]/60" office:value-type="float" office:value="0.340833333333333" calcext:value-type="float">
            <text:p>0.340833333333333</text:p>
          </table:table-cell>
          <table:table-cell table:formula="of:=[.D11]+[.C12]" office:value-type="float" office:value="1.37333333333333" calcext:value-type="float">
            <text:p>1.37333333333333</text:p>
          </table:table-cell>
          <table:table-cell/>
          <table:table-cell office:value-type="float" office:value="3.31" calcext:value-type="float">
            <text:p>3.31</text:p>
          </table:table-cell>
          <table:table-cell table:formula="of:=[.F12]*[.G$5]/60" office:value-type="float" office:value="0.275833333333333" calcext:value-type="float">
            <text:p>0.275833333333333</text:p>
          </table:table-cell>
          <table:table-cell table:formula="of:=[.H11]+[.G12]" office:value-type="float" office:value="1.05166666666667" calcext:value-type="float">
            <text:p>1.0516666666666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K12]*[.K$5]/(60*4)" office:value-type="float" office:value="0.5" calcext:value-type="float">
            <text:p>0.5</text:p>
          </table:table-cell>
          <table:table-cell table:formula="of:=[.M11]+[.L12]" office:value-type="float" office:value="2.02375" calcext:value-type="float">
            <text:p>2.02375</text:p>
          </table:table-cell>
          <table:table-cell/>
          <table:table-cell office:value-type="float" office:value="3.64" calcext:value-type="float">
            <text:p>3.64</text:p>
          </table:table-cell>
          <table:table-cell table:formula="of:=[.O12]*[.P$5]/(60*4)" office:value-type="float" office:value="0.758333333333333" calcext:value-type="float">
            <text:p>0.758333333333333</text:p>
          </table:table-cell>
          <table:table-cell table:formula="of:=[.Q11]+[.P12]" office:value-type="float" office:value="2.92291666666667" calcext:value-type="float">
            <text:p>2.92291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07" calcext:value-type="float">
            <text:p>4.07</text:p>
          </table:table-cell>
          <table:table-cell table:formula="of:=[.B13]*[.B$5]/60" office:value-type="float" office:value="0.339166666666667" calcext:value-type="float">
            <text:p>0.339166666666667</text:p>
          </table:table-cell>
          <table:table-cell table:formula="of:=[.D12]+[.C13]" office:value-type="float" office:value="1.7125" calcext:value-type="float">
            <text:p>1.7125</text:p>
          </table:table-cell>
          <table:table-cell/>
          <table:table-cell office:value-type="float" office:value="3.37" calcext:value-type="float">
            <text:p>3.37</text:p>
          </table:table-cell>
          <table:table-cell table:formula="of:=[.F13]*[.G$5]/60" office:value-type="float" office:value="0.280833333333333" calcext:value-type="float">
            <text:p>0.280833333333333</text:p>
          </table:table-cell>
          <table:table-cell table:formula="of:=[.H12]+[.G13]" office:value-type="float" office:value="1.3325" calcext:value-type="float">
            <text:p>1.3325</text:p>
          </table:table-cell>
          <table:table-cell/>
          <table:table-cell office:value-type="float" office:value="1.25" calcext:value-type="float">
            <text:p>1.25</text:p>
          </table:table-cell>
          <table:table-cell office:value-type="float" office:value="3.98" calcext:value-type="float">
            <text:p>3.98</text:p>
          </table:table-cell>
          <table:table-cell table:formula="of:=[.K13]*[.K$5]/(60*4)" office:value-type="float" office:value="0.4975" calcext:value-type="float">
            <text:p>0.4975</text:p>
          </table:table-cell>
          <table:table-cell table:formula="of:=[.M12]+[.L13]" office:value-type="float" office:value="2.52125" calcext:value-type="float">
            <text:p>2.52125</text:p>
          </table:table-cell>
          <table:table-cell/>
          <table:table-cell office:value-type="float" office:value="3.65" calcext:value-type="float">
            <text:p>3.65</text:p>
          </table:table-cell>
          <table:table-cell table:formula="of:=[.O13]*[.P$5]/(60*4)" office:value-type="float" office:value="0.760416666666667" calcext:value-type="float">
            <text:p>0.760416666666667</text:p>
          </table:table-cell>
          <table:table-cell table:formula="of:=[.Q12]+[.P13]" office:value-type="float" office:value="3.68333333333333" calcext:value-type="float">
            <text:p>3.683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05" calcext:value-type="float">
            <text:p>4.05</text:p>
          </table:table-cell>
          <table:table-cell table:formula="of:=[.B14]*[.B$5]/60" office:value-type="float" office:value="0.3375" calcext:value-type="float">
            <text:p>0.3375</text:p>
          </table:table-cell>
          <table:table-cell table:formula="of:=[.D13]+[.C14]" office:value-type="float" office:value="2.05" calcext:value-type="float">
            <text:p>2.05</text:p>
          </table:table-cell>
          <table:table-cell/>
          <table:table-cell office:value-type="float" office:value="3.42" calcext:value-type="float">
            <text:p>3.42</text:p>
          </table:table-cell>
          <table:table-cell table:formula="of:=[.F14]*[.G$5]/60" office:value-type="float" office:value="0.285" calcext:value-type="float">
            <text:p>0.285</text:p>
          </table:table-cell>
          <table:table-cell table:formula="of:=[.H13]+[.G14]" office:value-type="float" office:value="1.6175" calcext:value-type="float">
            <text:p>1.617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3.95" calcext:value-type="float">
            <text:p>3.95</text:p>
          </table:table-cell>
          <table:table-cell table:formula="of:=[.K14]*[.K$5]/(60*4)" office:value-type="float" office:value="0.49375" calcext:value-type="float">
            <text:p>0.49375</text:p>
          </table:table-cell>
          <table:table-cell table:formula="of:=[.M13]+[.L14]" office:value-type="float" office:value="3.015" calcext:value-type="float">
            <text:p>3.015</text:p>
          </table:table-cell>
          <table:table-cell/>
          <table:table-cell office:value-type="float" office:value="3.68" calcext:value-type="float">
            <text:p>3.68</text:p>
          </table:table-cell>
          <table:table-cell table:formula="of:=[.O14]*[.P$5]/(60*4)" office:value-type="float" office:value="0.766666666666667" calcext:value-type="float">
            <text:p>0.766666666666667</text:p>
          </table:table-cell>
          <table:table-cell table:formula="of:=[.Q13]+[.P14]" office:value-type="float" office:value="4.45" calcext:value-type="float">
            <text:p>4.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03" calcext:value-type="float">
            <text:p>4.03</text:p>
          </table:table-cell>
          <table:table-cell table:formula="of:=[.B15]*[.B$5]/60" office:value-type="float" office:value="0.335833333333333" calcext:value-type="float">
            <text:p>0.335833333333333</text:p>
          </table:table-cell>
          <table:table-cell table:formula="of:=[.D14]+[.C15]" office:value-type="float" office:value="2.38583333333333" calcext:value-type="float">
            <text:p>2.38583333333333</text:p>
          </table:table-cell>
          <table:table-cell/>
          <table:table-cell office:value-type="float" office:value="3.47" calcext:value-type="float">
            <text:p>3.47</text:p>
          </table:table-cell>
          <table:table-cell table:formula="of:=[.F15]*[.G$5]/60" office:value-type="float" office:value="0.289166666666667" calcext:value-type="float">
            <text:p>0.289166666666667</text:p>
          </table:table-cell>
          <table:table-cell table:formula="of:=[.H14]+[.G15]" office:value-type="float" office:value="1.90666666666667" calcext:value-type="float">
            <text:p>1.90666666666667</text:p>
          </table:table-cell>
          <table:table-cell/>
          <table:table-cell office:value-type="float" office:value="1.75" calcext:value-type="float">
            <text:p>1.75</text:p>
          </table:table-cell>
          <table:table-cell office:value-type="float" office:value="3.92" calcext:value-type="float">
            <text:p>3.92</text:p>
          </table:table-cell>
          <table:table-cell table:formula="of:=[.K15]*[.K$5]/(60*4)" office:value-type="float" office:value="0.49" calcext:value-type="float">
            <text:p>0.49</text:p>
          </table:table-cell>
          <table:table-cell table:formula="of:=[.M14]+[.L15]" office:value-type="float" office:value="3.505" calcext:value-type="float">
            <text:p>3.505</text:p>
          </table:table-cell>
          <table:table-cell/>
          <table:table-cell office:value-type="float" office:value="3.71" calcext:value-type="float">
            <text:p>3.71</text:p>
          </table:table-cell>
          <table:table-cell table:formula="of:=[.O15]*[.P$5]/(60*4)" office:value-type="float" office:value="0.772916666666667" calcext:value-type="float">
            <text:p>0.772916666666667</text:p>
          </table:table-cell>
          <table:table-cell table:formula="of:=[.Q14]+[.P15]" office:value-type="float" office:value="5.22291666666667" calcext:value-type="float">
            <text:p>5.22291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01" calcext:value-type="float">
            <text:p>4.01</text:p>
          </table:table-cell>
          <table:table-cell table:formula="of:=[.B16]*[.B$5]/60" office:value-type="float" office:value="0.334166666666667" calcext:value-type="float">
            <text:p>0.334166666666667</text:p>
          </table:table-cell>
          <table:table-cell table:formula="of:=[.D15]+[.C16]" office:value-type="float" office:value="2.72" calcext:value-type="float">
            <text:p>2.72</text:p>
          </table:table-cell>
          <table:table-cell/>
          <table:table-cell office:value-type="float" office:value="3.51" calcext:value-type="float">
            <text:p>3.51</text:p>
          </table:table-cell>
          <table:table-cell table:formula="of:=[.F16]*[.G$5]/60" office:value-type="float" office:value="0.2925" calcext:value-type="float">
            <text:p>0.2925</text:p>
          </table:table-cell>
          <table:table-cell table:formula="of:=[.H15]+[.G16]" office:value-type="float" office:value="2.19916666666667" calcext:value-type="float">
            <text:p>2.19916666666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.9" calcext:value-type="float">
            <text:p>3.9</text:p>
          </table:table-cell>
          <table:table-cell table:formula="of:=[.K16]*[.K$5]/(60*4)" office:value-type="float" office:value="0.4875" calcext:value-type="float">
            <text:p>0.4875</text:p>
          </table:table-cell>
          <table:table-cell table:formula="of:=[.M15]+[.L16]" office:value-type="float" office:value="3.9925" calcext:value-type="float">
            <text:p>3.9925</text:p>
          </table:table-cell>
          <table:table-cell/>
          <table:table-cell office:value-type="float" office:value="3.74" calcext:value-type="float">
            <text:p>3.74</text:p>
          </table:table-cell>
          <table:table-cell table:formula="of:=[.O16]*[.P$5]/(60*4)" office:value-type="float" office:value="0.779166666666667" calcext:value-type="float">
            <text:p>0.779166666666667</text:p>
          </table:table-cell>
          <table:table-cell table:formula="of:=[.Q15]+[.P16]" office:value-type="float" office:value="6.00208333333333" calcext:value-type="float">
            <text:p>6.00208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B17]*[.B$5]/60" office:value-type="float" office:value="0.333333333333333" calcext:value-type="float">
            <text:p>0.333333333333333</text:p>
          </table:table-cell>
          <table:table-cell table:formula="of:=[.D16]+[.C17]" office:value-type="float" office:value="3.05333333333333" calcext:value-type="float">
            <text:p>3.05333333333333</text:p>
          </table:table-cell>
          <table:table-cell/>
          <table:table-cell office:value-type="float" office:value="3.52" calcext:value-type="float">
            <text:p>3.52</text:p>
          </table:table-cell>
          <table:table-cell table:formula="of:=[.F17]*[.G$5]/60" office:value-type="float" office:value="0.293333333333333" calcext:value-type="float">
            <text:p>0.293333333333333</text:p>
          </table:table-cell>
          <table:table-cell table:formula="of:=[.H16]+[.G17]" office:value-type="float" office:value="2.4925" calcext:value-type="float">
            <text:p>2.4925</text:p>
          </table:table-cell>
          <table:table-cell/>
          <table:table-cell office:value-type="float" office:value="2.25" calcext:value-type="float">
            <text:p>2.25</text:p>
          </table:table-cell>
          <table:table-cell table:style-name="ce1" office:value-type="float" office:value="3.87" calcext:value-type="float">
            <text:p>3.87</text:p>
          </table:table-cell>
          <table:table-cell table:formula="of:=[.K17]*[.K$5]/(60*4)" office:value-type="float" office:value="0.48375" calcext:value-type="float">
            <text:p>0.48375</text:p>
          </table:table-cell>
          <table:table-cell table:formula="of:=[.M16]+[.L17]" office:value-type="float" office:value="4.47625" calcext:value-type="float">
            <text:p>4.47625</text:p>
          </table:table-cell>
          <table:table-cell/>
          <table:table-cell office:value-type="float" office:value="3.76" calcext:value-type="float">
            <text:p>3.76</text:p>
          </table:table-cell>
          <table:table-cell table:formula="of:=[.O17]*[.P$5]/(60*4)" office:value-type="float" office:value="0.783333333333333" calcext:value-type="float">
            <text:p>0.783333333333333</text:p>
          </table:table-cell>
          <table:table-cell table:formula="of:=[.Q16]+[.P17]" office:value-type="float" office:value="6.78541666666667" calcext:value-type="float">
            <text:p>6.785416666666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.98" calcext:value-type="float">
            <text:p>3.98</text:p>
          </table:table-cell>
          <table:table-cell table:formula="of:=[.B18]*[.B$5]/60" office:value-type="float" office:value="0.331666666666667" calcext:value-type="float">
            <text:p>0.331666666666667</text:p>
          </table:table-cell>
          <table:table-cell table:formula="of:=[.D17]+[.C18]" office:value-type="float" office:value="3.385" calcext:value-type="float">
            <text:p>3.385</text:p>
          </table:table-cell>
          <table:table-cell/>
          <table:table-cell office:value-type="float" office:value="3.53" calcext:value-type="float">
            <text:p>3.53</text:p>
          </table:table-cell>
          <table:table-cell table:formula="of:=[.F18]*[.G$5]/60" office:value-type="float" office:value="0.294166666666667" calcext:value-type="float">
            <text:p>0.294166666666667</text:p>
          </table:table-cell>
          <table:table-cell table:formula="of:=[.H17]+[.G18]" office:value-type="float" office:value="2.78666666666667" calcext:value-type="float">
            <text:p>2.78666666666667</text:p>
          </table:table-cell>
          <table:table-cell/>
          <table:table-cell office:value-type="float" office:value="2.5" calcext:value-type="float">
            <text:p>2.5</text:p>
          </table:table-cell>
          <table:table-cell office:value-type="float" office:value="3.85" calcext:value-type="float">
            <text:p>3.85</text:p>
          </table:table-cell>
          <table:table-cell table:formula="of:=[.K18]*[.K$5]/(60*4)" office:value-type="float" office:value="0.48125" calcext:value-type="float">
            <text:p>0.48125</text:p>
          </table:table-cell>
          <table:table-cell table:formula="of:=[.M17]+[.L18]" office:value-type="float" office:value="4.9575" calcext:value-type="float">
            <text:p>4.9575</text:p>
          </table:table-cell>
          <table:table-cell/>
          <table:table-cell office:value-type="float" office:value="3.79" calcext:value-type="float">
            <text:p>3.79</text:p>
          </table:table-cell>
          <table:table-cell table:formula="of:=[.O18]*[.P$5]/(60*4)" office:value-type="float" office:value="0.789583333333333" calcext:value-type="float">
            <text:p>0.789583333333333</text:p>
          </table:table-cell>
          <table:table-cell table:formula="of:=[.Q17]+[.P18]" office:value-type="float" office:value="7.575" calcext:value-type="float">
            <text:p>7.5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.96" calcext:value-type="float">
            <text:p>3.96</text:p>
          </table:table-cell>
          <table:table-cell table:formula="of:=[.B19]*[.B$5]/60" office:value-type="float" office:value="0.33" calcext:value-type="float">
            <text:p>0.33</text:p>
          </table:table-cell>
          <table:table-cell table:formula="of:=[.D18]+[.C19]" office:value-type="float" office:value="3.715" calcext:value-type="float">
            <text:p>3.715</text:p>
          </table:table-cell>
          <table:table-cell/>
          <table:table-cell office:value-type="float" office:value="3.54" calcext:value-type="float">
            <text:p>3.54</text:p>
          </table:table-cell>
          <table:table-cell table:formula="of:=[.F19]*[.G$5]/60" office:value-type="float" office:value="0.295" calcext:value-type="float">
            <text:p>0.295</text:p>
          </table:table-cell>
          <table:table-cell table:formula="of:=[.H18]+[.G19]" office:value-type="float" office:value="3.08166666666667" calcext:value-type="float">
            <text:p>3.08166666666667</text:p>
          </table:table-cell>
          <table:table-cell/>
          <table:table-cell office:value-type="float" office:value="2.75" calcext:value-type="float">
            <text:p>2.75</text:p>
          </table:table-cell>
          <table:table-cell table:style-name="ce1" office:value-type="float" office:value="3.83" calcext:value-type="float">
            <text:p>3.83</text:p>
          </table:table-cell>
          <table:table-cell table:formula="of:=[.K19]*[.K$5]/(60*4)" office:value-type="float" office:value="0.47875" calcext:value-type="float">
            <text:p>0.47875</text:p>
          </table:table-cell>
          <table:table-cell table:formula="of:=[.M18]+[.L19]" office:value-type="float" office:value="5.43625" calcext:value-type="float">
            <text:p>5.43625</text:p>
          </table:table-cell>
          <table:table-cell/>
          <table:table-cell office:value-type="float" office:value="3.8" calcext:value-type="float">
            <text:p>3.8</text:p>
          </table:table-cell>
          <table:table-cell table:formula="of:=[.O19]*[.P$5]/(60*4)" office:value-type="float" office:value="0.791666666666667" calcext:value-type="float">
            <text:p>0.791666666666667</text:p>
          </table:table-cell>
          <table:table-cell table:formula="of:=[.Q18]+[.P19]" office:value-type="float" office:value="8.36666666666667" calcext:value-type="float">
            <text:p>8.366666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94" calcext:value-type="float">
            <text:p>3.94</text:p>
          </table:table-cell>
          <table:table-cell table:formula="of:=[.B20]*[.B$5]/60" office:value-type="float" office:value="0.328333333333333" calcext:value-type="float">
            <text:p>0.328333333333333</text:p>
          </table:table-cell>
          <table:table-cell table:formula="of:=[.D19]+[.C20]" office:value-type="float" office:value="4.04333333333333" calcext:value-type="float">
            <text:p>4.04333333333333</text:p>
          </table:table-cell>
          <table:table-cell/>
          <table:table-cell office:value-type="float" office:value="3.54" calcext:value-type="float">
            <text:p>3.54</text:p>
          </table:table-cell>
          <table:table-cell table:formula="of:=[.F20]*[.G$5]/60" office:value-type="float" office:value="0.295" calcext:value-type="float">
            <text:p>0.295</text:p>
          </table:table-cell>
          <table:table-cell table:formula="of:=[.H19]+[.G20]" office:value-type="float" office:value="3.37666666666667" calcext:value-type="float">
            <text:p>3.3766666666666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</text:p>
          </table:table-cell>
          <table:table-cell table:formula="of:=[.K20]*[.K$5]/(60*4)" office:value-type="float" office:value="0.475" calcext:value-type="float">
            <text:p>0.475</text:p>
          </table:table-cell>
          <table:table-cell table:formula="of:=[.M19]+[.L20]" office:value-type="float" office:value="5.91125" calcext:value-type="float">
            <text:p>5.91125</text:p>
          </table:table-cell>
          <table:table-cell/>
          <table:table-cell office:value-type="float" office:value="3.82" calcext:value-type="float">
            <text:p>3.82</text:p>
          </table:table-cell>
          <table:table-cell table:formula="of:=[.O20]*[.P$5]/(60*4)" office:value-type="float" office:value="0.795833333333333" calcext:value-type="float">
            <text:p>0.795833333333333</text:p>
          </table:table-cell>
          <table:table-cell table:formula="of:=[.Q19]+[.P20]" office:value-type="float" office:value="9.1625" calcext:value-type="float">
            <text:p>9.16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92" calcext:value-type="float">
            <text:p>3.92</text:p>
          </table:table-cell>
          <table:table-cell table:formula="of:=[.B21]*[.B$5]/60" office:value-type="float" office:value="0.326666666666667" calcext:value-type="float">
            <text:p>0.326666666666667</text:p>
          </table:table-cell>
          <table:table-cell table:formula="of:=[.D20]+[.C21]" office:value-type="float" office:value="4.37" calcext:value-type="float">
            <text:p>4.37</text:p>
          </table:table-cell>
          <table:table-cell/>
          <table:table-cell office:value-type="float" office:value="3.55" calcext:value-type="float">
            <text:p>3.55</text:p>
          </table:table-cell>
          <table:table-cell table:formula="of:=[.F21]*[.G$5]/60" office:value-type="float" office:value="0.295833333333333" calcext:value-type="float">
            <text:p>0.295833333333333</text:p>
          </table:table-cell>
          <table:table-cell table:formula="of:=[.H20]+[.G21]" office:value-type="float" office:value="3.6725" calcext:value-type="float">
            <text:p>3.6725</text:p>
          </table:table-cell>
          <table:table-cell/>
          <table:table-cell office:value-type="float" office:value="3.25" calcext:value-type="float">
            <text:p>3.25</text:p>
          </table:table-cell>
          <table:table-cell office:value-type="float" office:value="3.78" calcext:value-type="float">
            <text:p>3.78</text:p>
          </table:table-cell>
          <table:table-cell table:formula="of:=[.K21]*[.K$5]/(60*4)" office:value-type="float" office:value="0.4725" calcext:value-type="float">
            <text:p>0.4725</text:p>
          </table:table-cell>
          <table:table-cell table:formula="of:=[.M20]+[.L21]" office:value-type="float" office:value="6.38375" calcext:value-type="float">
            <text:p>6.38375</text:p>
          </table:table-cell>
          <table:table-cell/>
          <table:table-cell office:value-type="float" office:value="3.84" calcext:value-type="float">
            <text:p>3.84</text:p>
          </table:table-cell>
          <table:table-cell table:formula="of:=[.O21]*[.P$5]/(60*4)" office:value-type="float" office:value="0.8" calcext:value-type="float">
            <text:p>0.8</text:p>
          </table:table-cell>
          <table:table-cell table:formula="of:=[.Q20]+[.P21]" office:value-type="float" office:value="9.9625" calcext:value-type="float">
            <text:p>9.96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9" calcext:value-type="float">
            <text:p>3.9</text:p>
          </table:table-cell>
          <table:table-cell table:formula="of:=[.B22]*[.B$5]/60" office:value-type="float" office:value="0.325" calcext:value-type="float">
            <text:p>0.325</text:p>
          </table:table-cell>
          <table:table-cell table:formula="of:=[.D21]+[.C22]" office:value-type="float" office:value="4.695" calcext:value-type="float">
            <text:p>4.695</text:p>
          </table:table-cell>
          <table:table-cell/>
          <table:table-cell office:value-type="float" office:value="3.56" calcext:value-type="float">
            <text:p>3.56</text:p>
          </table:table-cell>
          <table:table-cell table:formula="of:=[.F22]*[.G$5]/60" office:value-type="float" office:value="0.296666666666667" calcext:value-type="float">
            <text:p>0.296666666666667</text:p>
          </table:table-cell>
          <table:table-cell table:formula="of:=[.H21]+[.G22]" office:value-type="float" office:value="3.96916666666667" calcext:value-type="float">
            <text:p>3.96916666666667</text:p>
          </table:table-cell>
          <table:table-cell/>
          <table:table-cell office:value-type="float" office:value="3.5" calcext:value-type="float">
            <text:p>3.5</text:p>
          </table:table-cell>
          <table:table-cell office:value-type="float" office:value="3.76" calcext:value-type="float">
            <text:p>3.76</text:p>
          </table:table-cell>
          <table:table-cell table:formula="of:=[.K22]*[.K$5]/(60*4)" office:value-type="float" office:value="0.47" calcext:value-type="float">
            <text:p>0.47</text:p>
          </table:table-cell>
          <table:table-cell table:formula="of:=[.M21]+[.L22]" office:value-type="float" office:value="6.85375" calcext:value-type="float">
            <text:p>6.85375</text:p>
          </table:table-cell>
          <table:table-cell/>
          <table:table-cell office:value-type="float" office:value="3.86" calcext:value-type="float">
            <text:p>3.86</text:p>
          </table:table-cell>
          <table:table-cell table:formula="of:=[.O22]*[.P$5]/(60*4)" office:value-type="float" office:value="0.804166666666667" calcext:value-type="float">
            <text:p>0.804166666666667</text:p>
          </table:table-cell>
          <table:table-cell table:formula="of:=[.Q21]+[.P22]" office:value-type="float" office:value="10.7666666666667" calcext:value-type="float">
            <text:p>10.76666666666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88" calcext:value-type="float">
            <text:p>3.88</text:p>
          </table:table-cell>
          <table:table-cell table:formula="of:=[.B23]*[.B$5]/60" office:value-type="float" office:value="0.323333333333333" calcext:value-type="float">
            <text:p>0.323333333333333</text:p>
          </table:table-cell>
          <table:table-cell table:formula="of:=[.D22]+[.C23]" office:value-type="float" office:value="5.01833333333333" calcext:value-type="float">
            <text:p>5.01833333333333</text:p>
          </table:table-cell>
          <table:table-cell/>
          <table:table-cell office:value-type="float" office:value="3.57" calcext:value-type="float">
            <text:p>3.57</text:p>
          </table:table-cell>
          <table:table-cell table:formula="of:=[.F23]*[.G$5]/60" office:value-type="float" office:value="0.2975" calcext:value-type="float">
            <text:p>0.2975</text:p>
          </table:table-cell>
          <table:table-cell table:formula="of:=[.H22]+[.G23]" office:value-type="float" office:value="4.26666666666667" calcext:value-type="float">
            <text:p>4.26666666666667</text:p>
          </table:table-cell>
          <table:table-cell/>
          <table:table-cell table:number-columns-repeated="2" office:value-type="float" office:value="3.75" calcext:value-type="float">
            <text:p>3.75</text:p>
          </table:table-cell>
          <table:table-cell table:formula="of:=[.K23]*[.K$5]/(60*4)" office:value-type="float" office:value="0.46875" calcext:value-type="float">
            <text:p>0.46875</text:p>
          </table:table-cell>
          <table:table-cell table:formula="of:=[.M22]+[.L23]" office:value-type="float" office:value="7.3225" calcext:value-type="float">
            <text:p>7.3225</text:p>
          </table:table-cell>
          <table:table-cell/>
          <table:table-cell office:value-type="float" office:value="3.88" calcext:value-type="float">
            <text:p>3.88</text:p>
          </table:table-cell>
          <table:table-cell table:formula="of:=[.O23]*[.P$5]/(60*4)" office:value-type="float" office:value="0.808333333333333" calcext:value-type="float">
            <text:p>0.808333333333333</text:p>
          </table:table-cell>
          <table:table-cell table:formula="of:=[.Q22]+[.P23]" office:value-type="float" office:value="11.575" calcext:value-type="float">
            <text:p>11.5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86" calcext:value-type="float">
            <text:p>3.86</text:p>
          </table:table-cell>
          <table:table-cell table:formula="of:=[.B24]*[.B$5]/60" office:value-type="float" office:value="0.321666666666667" calcext:value-type="float">
            <text:p>0.321666666666667</text:p>
          </table:table-cell>
          <table:table-cell table:formula="of:=[.D23]+[.C24]" office:value-type="float" office:value="5.34" calcext:value-type="float">
            <text:p>5.34</text:p>
          </table:table-cell>
          <table:table-cell/>
          <table:table-cell office:value-type="float" office:value="3.58" calcext:value-type="float">
            <text:p>3.58</text:p>
          </table:table-cell>
          <table:table-cell table:formula="of:=[.F24]*[.G$5]/60" office:value-type="float" office:value="0.298333333333333" calcext:value-type="float">
            <text:p>0.298333333333333</text:p>
          </table:table-cell>
          <table:table-cell table:formula="of:=[.H23]+[.G24]" office:value-type="float" office:value="4.565" calcext:value-type="float">
            <text:p>4.5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.73" calcext:value-type="float">
            <text:p>3.73</text:p>
          </table:table-cell>
          <table:table-cell table:formula="of:=[.K24]*[.K$5]/(60*4)" office:value-type="float" office:value="0.46625" calcext:value-type="float">
            <text:p>0.46625</text:p>
          </table:table-cell>
          <table:table-cell table:formula="of:=[.M23]+[.L24]" office:value-type="float" office:value="7.78875" calcext:value-type="float">
            <text:p>7.78875</text:p>
          </table:table-cell>
          <table:table-cell/>
          <table:table-cell office:value-type="float" office:value="3.91" calcext:value-type="float">
            <text:p>3.91</text:p>
          </table:table-cell>
          <table:table-cell table:formula="of:=[.O24]*[.P$5]/(60*4)" office:value-type="float" office:value="0.814583333333333" calcext:value-type="float">
            <text:p>0.814583333333333</text:p>
          </table:table-cell>
          <table:table-cell table:formula="of:=[.Q23]+[.P24]" office:value-type="float" office:value="12.3895833333333" calcext:value-type="float">
            <text:p>12.38958333333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.85" calcext:value-type="float">
            <text:p>3.85</text:p>
          </table:table-cell>
          <table:table-cell table:formula="of:=[.B25]*[.B$5]/60" office:value-type="float" office:value="0.320833333333333" calcext:value-type="float">
            <text:p>0.320833333333333</text:p>
          </table:table-cell>
          <table:table-cell table:formula="of:=[.D24]+[.C25]" office:value-type="float" office:value="5.66083333333333" calcext:value-type="float">
            <text:p>5.66083333333333</text:p>
          </table:table-cell>
          <table:table-cell/>
          <table:table-cell office:value-type="float" office:value="3.59" calcext:value-type="float">
            <text:p>3.59</text:p>
          </table:table-cell>
          <table:table-cell table:formula="of:=[.F25]*[.G$5]/60" office:value-type="float" office:value="0.299166666666667" calcext:value-type="float">
            <text:p>0.299166666666667</text:p>
          </table:table-cell>
          <table:table-cell table:formula="of:=[.H24]+[.G25]" office:value-type="float" office:value="4.86416666666667" calcext:value-type="float">
            <text:p>4.86416666666667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3.72" calcext:value-type="float">
            <text:p>3.72</text:p>
          </table:table-cell>
          <table:table-cell table:formula="of:=[.K25]*[.K$5]/(60*4)" office:value-type="float" office:value="0.465" calcext:value-type="float">
            <text:p>0.465</text:p>
          </table:table-cell>
          <table:table-cell table:formula="of:=[.M24]+[.L25]" office:value-type="float" office:value="8.25375" calcext:value-type="float">
            <text:p>8.25375</text:p>
          </table:table-cell>
          <table:table-cell/>
          <table:table-cell office:value-type="float" office:value="3.94" calcext:value-type="float">
            <text:p>3.94</text:p>
          </table:table-cell>
          <table:table-cell table:formula="of:=[.O25]*[.P$5]/(60*4)" office:value-type="float" office:value="0.820833333333333" calcext:value-type="float">
            <text:p>0.820833333333333</text:p>
          </table:table-cell>
          <table:table-cell table:formula="of:=[.Q24]+[.P25]" office:value-type="float" office:value="13.2104166666667" calcext:value-type="float">
            <text:p>13.21041666666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.83" calcext:value-type="float">
            <text:p>3.83</text:p>
          </table:table-cell>
          <table:table-cell table:formula="of:=[.B26]*[.B$5]/60" office:value-type="float" office:value="0.319166666666667" calcext:value-type="float">
            <text:p>0.319166666666667</text:p>
          </table:table-cell>
          <table:table-cell table:formula="of:=[.D25]+[.C26]" office:value-type="float" office:value="5.98" calcext:value-type="float">
            <text:p>5.98</text:p>
          </table:table-cell>
          <table:table-cell/>
          <table:table-cell office:value-type="float" office:value="3.6" calcext:value-type="float">
            <text:p>3.6</text:p>
          </table:table-cell>
          <table:table-cell table:formula="of:=[.F26]*[.G$5]/60" office:value-type="float" office:value="0.3" calcext:value-type="float">
            <text:p>0.3</text:p>
          </table:table-cell>
          <table:table-cell table:formula="of:=[.H25]+[.G26]" office:value-type="float" office:value="5.16416666666667" calcext:value-type="float">
            <text:p>5.16416666666667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3.69" calcext:value-type="float">
            <text:p>3.69</text:p>
          </table:table-cell>
          <table:table-cell table:formula="of:=[.K26]*[.K$5]/(60*4)" office:value-type="float" office:value="0.46125" calcext:value-type="float">
            <text:p>0.46125</text:p>
          </table:table-cell>
          <table:table-cell table:formula="of:=[.M25]+[.L26]" office:value-type="float" office:value="8.715" calcext:value-type="float">
            <text:p>8.715</text:p>
          </table:table-cell>
          <table:table-cell/>
          <table:table-cell office:value-type="float" office:value="3.97" calcext:value-type="float">
            <text:p>3.97</text:p>
          </table:table-cell>
          <table:table-cell table:formula="of:=[.O26]*[.P$5]/(60*4)" office:value-type="float" office:value="0.827083333333333" calcext:value-type="float">
            <text:p>0.827083333333333</text:p>
          </table:table-cell>
          <table:table-cell table:formula="of:=[.Q25]+[.P26]" office:value-type="float" office:value="14.0375" calcext:value-type="float">
            <text:p>14.037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.82" calcext:value-type="float">
            <text:p>3.82</text:p>
          </table:table-cell>
          <table:table-cell table:formula="of:=[.B27]*[.B$5]/60" office:value-type="float" office:value="0.318333333333333" calcext:value-type="float">
            <text:p>0.318333333333333</text:p>
          </table:table-cell>
          <table:table-cell table:formula="of:=[.D26]+[.C27]" office:value-type="float" office:value="6.29833333333333" calcext:value-type="float">
            <text:p>6.29833333333333</text:p>
          </table:table-cell>
          <table:table-cell/>
          <table:table-cell office:value-type="float" office:value="3.62" calcext:value-type="float">
            <text:p>3.62</text:p>
          </table:table-cell>
          <table:table-cell table:formula="of:=[.F27]*[.G$5]/60" office:value-type="float" office:value="0.301666666666667" calcext:value-type="float">
            <text:p>0.301666666666667</text:p>
          </table:table-cell>
          <table:table-cell table:formula="of:=[.H26]+[.G27]" office:value-type="float" office:value="5.46583333333333" calcext:value-type="float">
            <text:p>5.46583333333333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3.68" calcext:value-type="float">
            <text:p>3.68</text:p>
          </table:table-cell>
          <table:table-cell table:formula="of:=[.K27]*[.K$5]/(60*4)" office:value-type="float" office:value="0.46" calcext:value-type="float">
            <text:p>0.46</text:p>
          </table:table-cell>
          <table:table-cell table:formula="of:=[.M26]+[.L27]" office:value-type="float" office:value="9.175" calcext:value-type="float">
            <text:p>9.17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O27]*[.P$5]/(60*4)" office:value-type="float" office:value="0.833333333333333" calcext:value-type="float">
            <text:p>0.833333333333333</text:p>
          </table:table-cell>
          <table:table-cell table:formula="of:=[.Q26]+[.P27]" office:value-type="float" office:value="14.8708333333333" calcext:value-type="float">
            <text:p>14.87083333333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81" calcext:value-type="float">
            <text:p>3.81</text:p>
          </table:table-cell>
          <table:table-cell table:formula="of:=[.B28]*[.B$5]/60" office:value-type="float" office:value="0.3175" calcext:value-type="float">
            <text:p>0.3175</text:p>
          </table:table-cell>
          <table:table-cell table:formula="of:=[.D27]+[.C28]" office:value-type="float" office:value="6.61583333333333" calcext:value-type="float">
            <text:p>6.61583333333333</text:p>
          </table:table-cell>
          <table:table-cell/>
          <table:table-cell office:value-type="float" office:value="3.63" calcext:value-type="float">
            <text:p>3.63</text:p>
          </table:table-cell>
          <table:table-cell table:formula="of:=[.F28]*[.G$5]/60" office:value-type="float" office:value="0.3025" calcext:value-type="float">
            <text:p>0.3025</text:p>
          </table:table-cell>
          <table:table-cell table:formula="of:=[.H27]+[.G28]" office:value-type="float" office:value="5.76833333333333" calcext:value-type="float">
            <text:p>5.7683333333333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.67" calcext:value-type="float">
            <text:p>3.67</text:p>
          </table:table-cell>
          <table:table-cell table:formula="of:=[.K28]*[.K$5]/(60*4)" office:value-type="float" office:value="0.45875" calcext:value-type="float">
            <text:p>0.45875</text:p>
          </table:table-cell>
          <table:table-cell table:formula="of:=[.M27]+[.L28]" office:value-type="float" office:value="9.63375" calcext:value-type="float">
            <text:p>9.63375</text:p>
          </table:table-cell>
          <table:table-cell/>
          <table:table-cell office:value-type="float" office:value="4.04" calcext:value-type="float">
            <text:p>4.04</text:p>
          </table:table-cell>
          <table:table-cell table:formula="of:=[.O28]*[.P$5]/(60*4)" office:value-type="float" office:value="0.841666666666667" calcext:value-type="float">
            <text:p>0.841666666666667</text:p>
          </table:table-cell>
          <table:table-cell table:formula="of:=[.Q27]+[.P28]" office:value-type="float" office:value="15.7125" calcext:value-type="float">
            <text:p>15.712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8" calcext:value-type="float">
            <text:p>3.8</text:p>
          </table:table-cell>
          <table:table-cell table:formula="of:=[.B29]*[.B$5]/60" office:value-type="float" office:value="0.316666666666667" calcext:value-type="float">
            <text:p>0.316666666666667</text:p>
          </table:table-cell>
          <table:table-cell table:formula="of:=[.D28]+[.C29]" office:value-type="float" office:value="6.9325" calcext:value-type="float">
            <text:p>6.9325</text:p>
          </table:table-cell>
          <table:table-cell/>
          <table:table-cell office:value-type="float" office:value="3.64" calcext:value-type="float">
            <text:p>3.64</text:p>
          </table:table-cell>
          <table:table-cell table:formula="of:=[.F29]*[.G$5]/60" office:value-type="float" office:value="0.303333333333333" calcext:value-type="float">
            <text:p>0.303333333333333</text:p>
          </table:table-cell>
          <table:table-cell table:formula="of:=[.H28]+[.G29]" office:value-type="float" office:value="6.07166666666667" calcext:value-type="float">
            <text:p>6.07166666666667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3.65" calcext:value-type="float">
            <text:p>3.65</text:p>
          </table:table-cell>
          <table:table-cell table:formula="of:=[.K29]*[.K$5]/(60*4)" office:value-type="float" office:value="0.45625" calcext:value-type="float">
            <text:p>0.45625</text:p>
          </table:table-cell>
          <table:table-cell table:formula="of:=[.M28]+[.L29]" office:value-type="float" office:value="10.09" calcext:value-type="float">
            <text:p>10.09</text:p>
          </table:table-cell>
          <table:table-cell/>
          <table:table-cell office:value-type="float" office:value="4.07" calcext:value-type="float">
            <text:p>4.07</text:p>
          </table:table-cell>
          <table:table-cell table:formula="of:=[.O29]*[.P$5]/(60*4)" office:value-type="float" office:value="0.847916666666667" calcext:value-type="float">
            <text:p>0.847916666666667</text:p>
          </table:table-cell>
          <table:table-cell table:formula="of:=[.Q28]+[.P29]" office:value-type="float" office:value="16.5604166666667" calcext:value-type="float">
            <text:p>16.5604166666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.78" calcext:value-type="float">
            <text:p>3.78</text:p>
          </table:table-cell>
          <table:table-cell table:formula="of:=[.B30]*[.B$5]/60" office:value-type="float" office:value="0.315" calcext:value-type="float">
            <text:p>0.315</text:p>
          </table:table-cell>
          <table:table-cell table:formula="of:=[.D29]+[.C30]" office:value-type="float" office:value="7.2475" calcext:value-type="float">
            <text:p>7.2475</text:p>
          </table:table-cell>
          <table:table-cell/>
          <table:table-cell office:value-type="float" office:value="3.65" calcext:value-type="float">
            <text:p>3.65</text:p>
          </table:table-cell>
          <table:table-cell table:formula="of:=[.F30]*[.G$5]/60" office:value-type="float" office:value="0.304166666666667" calcext:value-type="float">
            <text:p>0.304166666666667</text:p>
          </table:table-cell>
          <table:table-cell table:formula="of:=[.H29]+[.G30]" office:value-type="float" office:value="6.37583333333333" calcext:value-type="float">
            <text:p>6.37583333333333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3.64" calcext:value-type="float">
            <text:p>3.64</text:p>
          </table:table-cell>
          <table:table-cell table:formula="of:=[.K30]*[.K$5]/(60*4)" office:value-type="float" office:value="0.455" calcext:value-type="float">
            <text:p>0.455</text:p>
          </table:table-cell>
          <table:table-cell table:formula="of:=[.M29]+[.L30]" office:value-type="float" office:value="10.545" calcext:value-type="float">
            <text:p>10.545</text:p>
          </table:table-cell>
          <table:table-cell/>
          <table:table-cell office:value-type="float" office:value="4.11" calcext:value-type="float">
            <text:p>4.11</text:p>
          </table:table-cell>
          <table:table-cell table:formula="of:=[.O30]*[.P$5]/(60*4)" office:value-type="float" office:value="0.85625" calcext:value-type="float">
            <text:p>0.85625</text:p>
          </table:table-cell>
          <table:table-cell table:formula="of:=[.Q29]+[.P30]" office:value-type="float" office:value="17.4166666666667" calcext:value-type="float">
            <text:p>17.416666666666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.77" calcext:value-type="float">
            <text:p>3.77</text:p>
          </table:table-cell>
          <table:table-cell table:formula="of:=[.B31]*[.B$5]/60" office:value-type="float" office:value="0.314166666666667" calcext:value-type="float">
            <text:p>0.314166666666667</text:p>
          </table:table-cell>
          <table:table-cell table:formula="of:=[.D30]+[.C31]" office:value-type="float" office:value="7.56166666666667" calcext:value-type="float">
            <text:p>7.56166666666667</text:p>
          </table:table-cell>
          <table:table-cell/>
          <table:table-cell office:value-type="float" office:value="3.66" calcext:value-type="float">
            <text:p>3.66</text:p>
          </table:table-cell>
          <table:table-cell table:formula="of:=[.F31]*[.G$5]/60" office:value-type="float" office:value="0.305" calcext:value-type="float">
            <text:p>0.305</text:p>
          </table:table-cell>
          <table:table-cell table:formula="of:=[.H30]+[.G31]" office:value-type="float" office:value="6.68083333333333" calcext:value-type="float">
            <text:p>6.68083333333333</text:p>
          </table:table-cell>
          <table:table-cell/>
          <table:table-cell office:value-type="float" office:value="5.75" calcext:value-type="float">
            <text:p>5.75</text:p>
          </table:table-cell>
          <table:table-cell office:value-type="float" office:value="3.63" calcext:value-type="float">
            <text:p>3.63</text:p>
          </table:table-cell>
          <table:table-cell table:formula="of:=[.K31]*[.K$5]/(60*4)" office:value-type="float" office:value="0.45375" calcext:value-type="float">
            <text:p>0.45375</text:p>
          </table:table-cell>
          <table:table-cell table:formula="of:=[.M30]+[.L31]" office:value-type="float" office:value="10.99875" calcext:value-type="float">
            <text:p>10.99875</text:p>
          </table:table-cell>
          <table:table-cell/>
          <table:table-cell office:value-type="float" office:value="4.15" calcext:value-type="float">
            <text:p>4.15</text:p>
          </table:table-cell>
          <table:table-cell table:formula="of:=[.O31]*[.P$5]/(60*4)" office:value-type="float" office:value="0.864583333333333" calcext:value-type="float">
            <text:p>0.864583333333333</text:p>
          </table:table-cell>
          <table:table-cell table:formula="of:=[.Q30]+[.P31]" office:value-type="float" office:value="18.28125" calcext:value-type="float">
            <text:p>18.281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.76" calcext:value-type="float">
            <text:p>3.76</text:p>
          </table:table-cell>
          <table:table-cell table:formula="of:=[.B32]*[.B$5]/60" office:value-type="float" office:value="0.313333333333333" calcext:value-type="float">
            <text:p>0.313333333333333</text:p>
          </table:table-cell>
          <table:table-cell table:formula="of:=[.D31]+[.C32]" office:value-type="float" office:value="7.875" calcext:value-type="float">
            <text:p>7.875</text:p>
          </table:table-cell>
          <table:table-cell/>
          <table:table-cell office:value-type="float" office:value="3.68" calcext:value-type="float">
            <text:p>3.68</text:p>
          </table:table-cell>
          <table:table-cell table:formula="of:=[.F32]*[.G$5]/60" office:value-type="float" office:value="0.306666666666667" calcext:value-type="float">
            <text:p>0.306666666666667</text:p>
          </table:table-cell>
          <table:table-cell table:formula="of:=[.H31]+[.G32]" office:value-type="float" office:value="6.9875" calcext:value-type="float">
            <text:p>6.987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.62" calcext:value-type="float">
            <text:p>3.62</text:p>
          </table:table-cell>
          <table:table-cell table:formula="of:=[.K32]*[.K$5]/(60*4)" office:value-type="float" office:value="0.4525" calcext:value-type="float">
            <text:p>0.4525</text:p>
          </table:table-cell>
          <table:table-cell table:formula="of:=[.M31]+[.L32]" office:value-type="float" office:value="11.45125" calcext:value-type="float">
            <text:p>11.45125</text:p>
          </table:table-cell>
          <table:table-cell/>
          <table:table-cell office:value-type="float" office:value="4.19" calcext:value-type="float">
            <text:p>4.19</text:p>
          </table:table-cell>
          <table:table-cell table:formula="of:=[.O32]*[.P$5]/(60*4)" office:value-type="float" office:value="0.872916666666667" calcext:value-type="float">
            <text:p>0.872916666666667</text:p>
          </table:table-cell>
          <table:table-cell table:formula="of:=[.Q31]+[.P32]" office:value-type="float" office:value="19.1541666666667" calcext:value-type="float">
            <text:p>19.15416666666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.75" calcext:value-type="float">
            <text:p>3.75</text:p>
          </table:table-cell>
          <table:table-cell table:formula="of:=[.B33]*[.B$5]/60" office:value-type="float" office:value="0.3125" calcext:value-type="float">
            <text:p>0.3125</text:p>
          </table:table-cell>
          <table:table-cell table:formula="of:=[.D32]+[.C33]" office:value-type="float" office:value="8.1875" calcext:value-type="float">
            <text:p>8.1875</text:p>
          </table:table-cell>
          <table:table-cell/>
          <table:table-cell office:value-type="float" office:value="3.69" calcext:value-type="float">
            <text:p>3.69</text:p>
          </table:table-cell>
          <table:table-cell table:formula="of:=[.F33]*[.G$5]/60" office:value-type="float" office:value="0.3075" calcext:value-type="float">
            <text:p>0.3075</text:p>
          </table:table-cell>
          <table:table-cell table:formula="of:=[.H32]+[.G33]" office:value-type="float" office:value="7.295" calcext:value-type="float">
            <text:p>7.295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3.6" calcext:value-type="float">
            <text:p>3.6</text:p>
          </table:table-cell>
          <table:table-cell table:formula="of:=[.K33]*[.K$5]/(60*4)" office:value-type="float" office:value="0.45" calcext:value-type="float">
            <text:p>0.45</text:p>
          </table:table-cell>
          <table:table-cell table:formula="of:=[.M32]+[.L33]" office:value-type="float" office:value="11.90125" calcext:value-type="float">
            <text:p>11.90125</text:p>
          </table:table-cell>
          <table:table-cell table:number-columns-repeated="4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float" office:value="3.74" calcext:value-type="float">
            <text:p>3.74</text:p>
          </table:table-cell>
          <table:table-cell table:formula="of:=[.B34]*[.B$5]/60" office:value-type="float" office:value="0.311666666666667" calcext:value-type="float">
            <text:p>0.311666666666667</text:p>
          </table:table-cell>
          <table:table-cell table:formula="of:=[.D33]+[.C34]" office:value-type="float" office:value="8.49916666666667" calcext:value-type="float">
            <text:p>8.49916666666667</text:p>
          </table:table-cell>
          <table:table-cell/>
          <table:table-cell office:value-type="float" office:value="3.69" calcext:value-type="float">
            <text:p>3.69</text:p>
          </table:table-cell>
          <table:table-cell table:formula="of:=[.F34]*[.G$5]/60" office:value-type="float" office:value="0.3075" calcext:value-type="float">
            <text:p>0.3075</text:p>
          </table:table-cell>
          <table:table-cell table:formula="of:=[.H33]+[.G34]" office:value-type="float" office:value="7.6025" calcext:value-type="float">
            <text:p>7.6025</text:p>
          </table:table-cell>
          <table:table-cell/>
          <table:table-cell office:value-type="float" office:value="6.5" calcext:value-type="float">
            <text:p>6.5</text:p>
          </table:table-cell>
          <table:table-cell office:value-type="float" office:value="3.6" calcext:value-type="float">
            <text:p>3.6</text:p>
          </table:table-cell>
          <table:table-cell table:formula="of:=[.K34]*[.K$5]/(60*4)" office:value-type="float" office:value="0.45" calcext:value-type="float">
            <text:p>0.45</text:p>
          </table:table-cell>
          <table:table-cell table:formula="of:=[.M33]+[.L34]" office:value-type="float" office:value="12.35125" calcext:value-type="float">
            <text:p>12.35125</text:p>
          </table:table-cell>
          <table:table-cell/>
          <table:table-cell office:value-type="string" calcext:value-type="string">
            <text:p>Charging</text:p>
            <text:p>Disabled, then</text:p>
            <text:p>Resting voltage</text:p>
            <text:p>Measured</text:p>
            <text:p>off here</text:p>
          </table:table-cell>
          <table:table-cell office:value-type="string" calcext:value-type="string">
            <text:p>Resting</text:p>
            <text:p>Voltage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.73" calcext:value-type="float">
            <text:p>3.73</text:p>
          </table:table-cell>
          <table:table-cell table:formula="of:=[.B35]*[.B$5]/60" office:value-type="float" office:value="0.310833333333333" calcext:value-type="float">
            <text:p>0.310833333333333</text:p>
          </table:table-cell>
          <table:table-cell table:formula="of:=[.D34]+[.C35]" office:value-type="float" office:value="8.81" calcext:value-type="float">
            <text:p>8.81</text:p>
          </table:table-cell>
          <table:table-cell/>
          <table:table-cell office:value-type="float" office:value="3.7" calcext:value-type="float">
            <text:p>3.7</text:p>
          </table:table-cell>
          <table:table-cell table:formula="of:=[.F35]*[.G$5]/60" office:value-type="float" office:value="0.308333333333333" calcext:value-type="float">
            <text:p>0.308333333333333</text:p>
          </table:table-cell>
          <table:table-cell table:formula="of:=[.H34]+[.G35]" office:value-type="float" office:value="7.91083333333333" calcext:value-type="float">
            <text:p>7.91083333333333</text:p>
          </table:table-cell>
          <table:table-cell/>
          <table:table-cell office:value-type="float" office:value="6.75" calcext:value-type="float">
            <text:p>6.75</text:p>
          </table:table-cell>
          <table:table-cell office:value-type="float" office:value="3.58" calcext:value-type="float">
            <text:p>3.58</text:p>
          </table:table-cell>
          <table:table-cell table:formula="of:=[.K35]*[.K$5]/(60*4)" office:value-type="float" office:value="0.4475" calcext:value-type="float">
            <text:p>0.4475</text:p>
          </table:table-cell>
          <table:table-cell table:formula="of:=[.M34]+[.L35]" office:value-type="float" office:value="12.79875" calcext:value-type="float">
            <text:p>12.79875</text:p>
          </table:table-cell>
          <table:table-cell/>
          <table:table-cell office:value-type="string" calcext:value-type="string">
            <text:p>as soon as off</text:p>
          </table:table-cell>
          <table:table-cell office:value-type="float" office:value="4.12" calcext:value-type="float">
            <text:p>4.1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72" calcext:value-type="float">
            <text:p>3.72</text:p>
          </table:table-cell>
          <table:table-cell table:formula="of:=[.B36]*[.B$5]/60" office:value-type="float" office:value="0.31" calcext:value-type="float">
            <text:p>0.31</text:p>
          </table:table-cell>
          <table:table-cell table:formula="of:=[.D35]+[.C36]" office:value-type="float" office:value="9.12" calcext:value-type="float">
            <text:p>9.12</text:p>
          </table:table-cell>
          <table:table-cell/>
          <table:table-cell office:value-type="float" office:value="3.71" calcext:value-type="float">
            <text:p>3.71</text:p>
          </table:table-cell>
          <table:table-cell table:formula="of:=[.F36]*[.G$5]/60" office:value-type="float" office:value="0.309166666666667" calcext:value-type="float">
            <text:p>0.309166666666667</text:p>
          </table:table-cell>
          <table:table-cell table:formula="of:=[.H35]+[.G36]" office:value-type="float" office:value="8.22" calcext:value-type="float">
            <text:p>8.2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.57" calcext:value-type="float">
            <text:p>3.57</text:p>
          </table:table-cell>
          <table:table-cell table:formula="of:=[.K36]*[.K$5]/(60*4)" office:value-type="float" office:value="0.44625" calcext:value-type="float">
            <text:p>0.44625</text:p>
          </table:table-cell>
          <table:table-cell table:formula="of:=[.M35]+[.L36]" office:value-type="float" office:value="13.245" calcext:value-type="float">
            <text:p>13.245</text:p>
          </table:table-cell>
          <table:table-cell/>
          <table:table-cell office:value-type="string" calcext:value-type="string">
            <text:p>1 min after</text:p>
          </table:table-cell>
          <table:table-cell office:value-type="float" office:value="4.1" calcext:value-type="float">
            <text:p>4.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71" calcext:value-type="float">
            <text:p>3.71</text:p>
          </table:table-cell>
          <table:table-cell table:formula="of:=[.B37]*[.B$5]/60" office:value-type="float" office:value="0.309166666666667" calcext:value-type="float">
            <text:p>0.309166666666667</text:p>
          </table:table-cell>
          <table:table-cell table:formula="of:=[.D36]+[.C37]" office:value-type="float" office:value="9.42916666666667" calcext:value-type="float">
            <text:p>9.42916666666667</text:p>
          </table:table-cell>
          <table:table-cell/>
          <table:table-cell office:value-type="float" office:value="3.72" calcext:value-type="float">
            <text:p>3.72</text:p>
          </table:table-cell>
          <table:table-cell table:formula="of:=[.F37]*[.G$5]/60" office:value-type="float" office:value="0.31" calcext:value-type="float">
            <text:p>0.31</text:p>
          </table:table-cell>
          <table:table-cell table:formula="of:=[.H36]+[.G37]" office:value-type="float" office:value="8.53" calcext:value-type="float">
            <text:p>8.53</text:p>
          </table:table-cell>
          <table:table-cell/>
          <table:table-cell office:value-type="float" office:value="7.25" calcext:value-type="float">
            <text:p>7.25</text:p>
          </table:table-cell>
          <table:table-cell office:value-type="float" office:value="3.56" calcext:value-type="float">
            <text:p>3.56</text:p>
          </table:table-cell>
          <table:table-cell table:formula="of:=[.K37]*[.K$5]/(60*4)" office:value-type="float" office:value="0.445" calcext:value-type="float">
            <text:p>0.445</text:p>
          </table:table-cell>
          <table:table-cell table:formula="of:=[.M36]+[.L37]" office:value-type="float" office:value="13.69" calcext:value-type="float">
            <text:p>13.69</text:p>
          </table:table-cell>
          <table:table-cell/>
          <table:table-cell office:value-type="string" calcext:value-type="string">
            <text:p>10 min after</text:p>
          </table:table-cell>
          <table:table-cell office:value-type="float" office:value="4.09" calcext:value-type="float">
            <text:p>4.0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7" calcext:value-type="float">
            <text:p>3.7</text:p>
          </table:table-cell>
          <table:table-cell table:formula="of:=[.B38]*[.B$5]/60" office:value-type="float" office:value="0.308333333333333" calcext:value-type="float">
            <text:p>0.308333333333333</text:p>
          </table:table-cell>
          <table:table-cell table:formula="of:=[.D37]+[.C38]" office:value-type="float" office:value="9.7375" calcext:value-type="float">
            <text:p>9.7375</text:p>
          </table:table-cell>
          <table:table-cell/>
          <table:table-cell office:value-type="float" office:value="3.72" calcext:value-type="float">
            <text:p>3.72</text:p>
          </table:table-cell>
          <table:table-cell table:formula="of:=[.F38]*[.G$5]/60" office:value-type="float" office:value="0.31" calcext:value-type="float">
            <text:p>0.31</text:p>
          </table:table-cell>
          <table:table-cell table:formula="of:=[.H37]+[.G38]" office:value-type="float" office:value="8.84" calcext:value-type="float">
            <text:p>8.84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3.54" calcext:value-type="float">
            <text:p>3.54</text:p>
          </table:table-cell>
          <table:table-cell table:formula="of:=[.K38]*[.K$5]/(60*4)" office:value-type="float" office:value="0.4425" calcext:value-type="float">
            <text:p>0.4425</text:p>
          </table:table-cell>
          <table:table-cell table:formula="of:=[.M37]+[.L38]" office:value-type="float" office:value="14.1325" calcext:value-type="float">
            <text:p>14.1325</text:p>
          </table:table-cell>
          <table:table-cell/>
          <table:table-cell office:value-type="string" calcext:value-type="string">
            <text:p>30 min after</text:p>
          </table:table-cell>
          <table:table-cell office:value-type="float" office:value="4.09" calcext:value-type="float">
            <text:p>4.0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69" calcext:value-type="float">
            <text:p>3.69</text:p>
          </table:table-cell>
          <table:table-cell table:formula="of:=[.B39]*[.B$5]/60" office:value-type="float" office:value="0.3075" calcext:value-type="float">
            <text:p>0.3075</text:p>
          </table:table-cell>
          <table:table-cell table:formula="of:=[.D38]+[.C39]" office:value-type="float" office:value="10.045" calcext:value-type="float">
            <text:p>10.045</text:p>
          </table:table-cell>
          <table:table-cell/>
          <table:table-cell office:value-type="float" office:value="3.73" calcext:value-type="float">
            <text:p>3.73</text:p>
          </table:table-cell>
          <table:table-cell table:formula="of:=[.F39]*[.G$5]/60" office:value-type="float" office:value="0.310833333333333" calcext:value-type="float">
            <text:p>0.310833333333333</text:p>
          </table:table-cell>
          <table:table-cell table:formula="of:=[.H38]+[.G39]" office:value-type="float" office:value="9.15083333333333" calcext:value-type="float">
            <text:p>9.15083333333333</text:p>
          </table:table-cell>
          <table:table-cell/>
          <table:table-cell office:value-type="float" office:value="7.75" calcext:value-type="float">
            <text:p>7.75</text:p>
          </table:table-cell>
          <table:table-cell office:value-type="float" office:value="3.52" calcext:value-type="float">
            <text:p>3.52</text:p>
          </table:table-cell>
          <table:table-cell table:formula="of:=[.K39]*[.K$5]/(60*4)" office:value-type="float" office:value="0.44" calcext:value-type="float">
            <text:p>0.44</text:p>
          </table:table-cell>
          <table:table-cell table:formula="of:=[.M38]+[.L39]" office:value-type="float" office:value="14.5725" calcext:value-type="float">
            <text:p>14.5725</text:p>
          </table:table-cell>
          <table:table-cell/>
          <table:table-cell office:value-type="string" calcext:value-type="string">
            <text:p>60 min after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68" calcext:value-type="float">
            <text:p>3.68</text:p>
          </table:table-cell>
          <table:table-cell table:formula="of:=[.B40]*[.B$5]/60" office:value-type="float" office:value="0.306666666666667" calcext:value-type="float">
            <text:p>0.306666666666667</text:p>
          </table:table-cell>
          <table:table-cell table:formula="of:=[.D39]+[.C40]" office:value-type="float" office:value="10.3516666666667" calcext:value-type="float">
            <text:p>10.3516666666667</text:p>
          </table:table-cell>
          <table:table-cell/>
          <table:table-cell office:value-type="float" office:value="3.73" calcext:value-type="float">
            <text:p>3.73</text:p>
          </table:table-cell>
          <table:table-cell table:formula="of:=[.F40]*[.G$5]/60" office:value-type="float" office:value="0.310833333333333" calcext:value-type="float">
            <text:p>0.310833333333333</text:p>
          </table:table-cell>
          <table:table-cell table:formula="of:=[.H39]+[.G40]" office:value-type="float" office:value="9.46166666666667" calcext:value-type="float">
            <text:p>9.4616666666666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.51" calcext:value-type="float">
            <text:p>3.51</text:p>
          </table:table-cell>
          <table:table-cell table:formula="of:=[.K40]*[.K$5]/(60*4)" office:value-type="float" office:value="0.43875" calcext:value-type="float">
            <text:p>0.43875</text:p>
          </table:table-cell>
          <table:table-cell table:formula="of:=[.M39]+[.L40]" office:value-type="float" office:value="15.01125" calcext:value-type="float">
            <text:p>15.0112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.67" calcext:value-type="float">
            <text:p>3.67</text:p>
          </table:table-cell>
          <table:table-cell table:formula="of:=[.B41]*[.B$5]/60" office:value-type="float" office:value="0.305833333333333" calcext:value-type="float">
            <text:p>0.305833333333333</text:p>
          </table:table-cell>
          <table:table-cell table:formula="of:=[.D40]+[.C41]" office:value-type="float" office:value="10.6575" calcext:value-type="float">
            <text:p>10.6575</text:p>
          </table:table-cell>
          <table:table-cell/>
          <table:table-cell office:value-type="float" office:value="3.74" calcext:value-type="float">
            <text:p>3.74</text:p>
          </table:table-cell>
          <table:table-cell table:formula="of:=[.F41]*[.G$5]/60" office:value-type="float" office:value="0.311666666666667" calcext:value-type="float">
            <text:p>0.311666666666667</text:p>
          </table:table-cell>
          <table:table-cell table:formula="of:=[.H40]+[.G41]" office:value-type="float" office:value="9.77333333333333" calcext:value-type="float">
            <text:p>9.77333333333333</text:p>
          </table:table-cell>
          <table:table-cell/>
          <table:table-cell office:value-type="float" office:value="8.25" calcext:value-type="float">
            <text:p>8.25</text:p>
          </table:table-cell>
          <table:table-cell office:value-type="float" office:value="3.49" calcext:value-type="float">
            <text:p>3.49</text:p>
          </table:table-cell>
          <table:table-cell table:formula="of:=[.K41]*[.K$5]/(60*4)" office:value-type="float" office:value="0.43625" calcext:value-type="float">
            <text:p>0.43625</text:p>
          </table:table-cell>
          <table:table-cell table:formula="of:=[.M40]+[.L41]" office:value-type="float" office:value="15.4475" calcext:value-type="float">
            <text:p>15.4475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.67" calcext:value-type="float">
            <text:p>3.67</text:p>
          </table:table-cell>
          <table:table-cell table:formula="of:=[.B42]*[.B$5]/60" office:value-type="float" office:value="0.305833333333333" calcext:value-type="float">
            <text:p>0.305833333333333</text:p>
          </table:table-cell>
          <table:table-cell table:formula="of:=[.D41]+[.C42]" office:value-type="float" office:value="10.9633333333333" calcext:value-type="float">
            <text:p>10.9633333333333</text:p>
          </table:table-cell>
          <table:table-cell/>
          <table:table-cell office:value-type="float" office:value="3.75" calcext:value-type="float">
            <text:p>3.75</text:p>
          </table:table-cell>
          <table:table-cell table:formula="of:=[.F42]*[.G$5]/60" office:value-type="float" office:value="0.3125" calcext:value-type="float">
            <text:p>0.3125</text:p>
          </table:table-cell>
          <table:table-cell table:formula="of:=[.H41]+[.G42]" office:value-type="float" office:value="10.0858333333333" calcext:value-type="float">
            <text:p>10.0858333333333</text:p>
          </table:table-cell>
          <table:table-cell/>
          <table:table-cell office:value-type="float" office:value="8.5" calcext:value-type="float">
            <text:p>8.5</text:p>
          </table:table-cell>
          <table:table-cell office:value-type="float" office:value="3.47" calcext:value-type="float">
            <text:p>3.47</text:p>
          </table:table-cell>
          <table:table-cell table:formula="of:=[.K42]*[.K$5]/(60*4)" office:value-type="float" office:value="0.43375" calcext:value-type="float">
            <text:p>0.43375</text:p>
          </table:table-cell>
          <table:table-cell table:formula="of:=[.M41]+[.L42]" office:value-type="float" office:value="15.88125" calcext:value-type="float">
            <text:p>15.8812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.66" calcext:value-type="float">
            <text:p>3.66</text:p>
          </table:table-cell>
          <table:table-cell table:formula="of:=[.B43]*[.B$5]/60" office:value-type="float" office:value="0.305" calcext:value-type="float">
            <text:p>0.305</text:p>
          </table:table-cell>
          <table:table-cell table:formula="of:=[.D42]+[.C43]" office:value-type="float" office:value="11.2683333333333" calcext:value-type="float">
            <text:p>11.2683333333333</text:p>
          </table:table-cell>
          <table:table-cell/>
          <table:table-cell office:value-type="float" office:value="3.76" calcext:value-type="float">
            <text:p>3.76</text:p>
          </table:table-cell>
          <table:table-cell table:formula="of:=[.F43]*[.G$5]/60" office:value-type="float" office:value="0.313333333333333" calcext:value-type="float">
            <text:p>0.313333333333333</text:p>
          </table:table-cell>
          <table:table-cell table:formula="of:=[.H42]+[.G43]" office:value-type="float" office:value="10.3991666666667" calcext:value-type="float">
            <text:p>10.3991666666667</text:p>
          </table:table-cell>
          <table:table-cell/>
          <table:table-cell office:value-type="float" office:value="8.75" calcext:value-type="float">
            <text:p>8.75</text:p>
          </table:table-cell>
          <table:table-cell office:value-type="float" office:value="3.46" calcext:value-type="float">
            <text:p>3.46</text:p>
          </table:table-cell>
          <table:table-cell table:formula="of:=[.K43]*[.K$5]/(60*4)" office:value-type="float" office:value="0.4325" calcext:value-type="float">
            <text:p>0.4325</text:p>
          </table:table-cell>
          <table:table-cell table:formula="of:=[.M42]+[.L43]" office:value-type="float" office:value="16.31375" calcext:value-type="float">
            <text:p>16.31375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.65" calcext:value-type="float">
            <text:p>3.65</text:p>
          </table:table-cell>
          <table:table-cell table:formula="of:=[.B44]*[.B$5]/60" office:value-type="float" office:value="0.304166666666667" calcext:value-type="float">
            <text:p>0.304166666666667</text:p>
          </table:table-cell>
          <table:table-cell table:formula="of:=[.D43]+[.C44]" office:value-type="float" office:value="11.5725" calcext:value-type="float">
            <text:p>11.5725</text:p>
          </table:table-cell>
          <table:table-cell/>
          <table:table-cell office:value-type="float" office:value="3.77" calcext:value-type="float">
            <text:p>3.77</text:p>
          </table:table-cell>
          <table:table-cell table:formula="of:=[.F44]*[.G$5]/60" office:value-type="float" office:value="0.314166666666667" calcext:value-type="float">
            <text:p>0.314166666666667</text:p>
          </table:table-cell>
          <table:table-cell table:formula="of:=[.H43]+[.G44]" office:value-type="float" office:value="10.7133333333333" calcext:value-type="float">
            <text:p>10.713333333333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45" calcext:value-type="float">
            <text:p>3.45</text:p>
          </table:table-cell>
          <table:table-cell table:formula="of:=[.K44]*[.K$5]/(60*4)" office:value-type="float" office:value="0.43125" calcext:value-type="float">
            <text:p>0.43125</text:p>
          </table:table-cell>
          <table:table-cell table:formula="of:=[.M43]+[.L44]" office:value-type="float" office:value="16.745" calcext:value-type="float">
            <text:p>16.745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64" calcext:value-type="float">
            <text:p>3.64</text:p>
          </table:table-cell>
          <table:table-cell table:formula="of:=[.B45]*[.B$5]/60" office:value-type="float" office:value="0.303333333333333" calcext:value-type="float">
            <text:p>0.303333333333333</text:p>
          </table:table-cell>
          <table:table-cell table:formula="of:=[.D44]+[.C45]" office:value-type="float" office:value="11.8758333333333" calcext:value-type="float">
            <text:p>11.8758333333333</text:p>
          </table:table-cell>
          <table:table-cell/>
          <table:table-cell office:value-type="float" office:value="3.78" calcext:value-type="float">
            <text:p>3.78</text:p>
          </table:table-cell>
          <table:table-cell table:formula="of:=[.F45]*[.G$5]/60" office:value-type="float" office:value="0.315" calcext:value-type="float">
            <text:p>0.315</text:p>
          </table:table-cell>
          <table:table-cell table:formula="of:=[.H44]+[.G45]" office:value-type="float" office:value="11.0283333333333" calcext:value-type="float">
            <text:p>11.0283333333333</text:p>
          </table:table-cell>
          <table:table-cell/>
          <table:table-cell office:value-type="float" office:value="9.25" calcext:value-type="float">
            <text:p>9.25</text:p>
          </table:table-cell>
          <table:table-cell office:value-type="float" office:value="3.44" calcext:value-type="float">
            <text:p>3.44</text:p>
          </table:table-cell>
          <table:table-cell table:formula="of:=[.K45]*[.K$5]/(60*4)" office:value-type="float" office:value="0.43" calcext:value-type="float">
            <text:p>0.43</text:p>
          </table:table-cell>
          <table:table-cell table:formula="of:=[.M44]+[.L45]" office:value-type="float" office:value="17.175" calcext:value-type="float">
            <text:p>17.175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.63" calcext:value-type="float">
            <text:p>3.63</text:p>
          </table:table-cell>
          <table:table-cell table:formula="of:=[.B46]*[.B$5]/60" office:value-type="float" office:value="0.3025" calcext:value-type="float">
            <text:p>0.3025</text:p>
          </table:table-cell>
          <table:table-cell table:formula="of:=[.D45]+[.C46]" office:value-type="float" office:value="12.1783333333333" calcext:value-type="float">
            <text:p>12.1783333333333</text:p>
          </table:table-cell>
          <table:table-cell/>
          <table:table-cell office:value-type="float" office:value="3.78" calcext:value-type="float">
            <text:p>3.78</text:p>
          </table:table-cell>
          <table:table-cell table:formula="of:=[.F46]*[.G$5]/60" office:value-type="float" office:value="0.315" calcext:value-type="float">
            <text:p>0.315</text:p>
          </table:table-cell>
          <table:table-cell table:formula="of:=[.H45]+[.G46]" office:value-type="float" office:value="11.3433333333333" calcext:value-type="float">
            <text:p>11.3433333333333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3.43" calcext:value-type="float">
            <text:p>3.43</text:p>
          </table:table-cell>
          <table:table-cell table:formula="of:=[.K46]*[.K$5]/(60*4)" office:value-type="float" office:value="0.42875" calcext:value-type="float">
            <text:p>0.42875</text:p>
          </table:table-cell>
          <table:table-cell table:formula="of:=[.M45]+[.L46]" office:value-type="float" office:value="17.60375" calcext:value-type="float">
            <text:p>17.60375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.62" calcext:value-type="float">
            <text:p>3.62</text:p>
          </table:table-cell>
          <table:table-cell table:formula="of:=[.B47]*[.B$5]/60" office:value-type="float" office:value="0.301666666666667" calcext:value-type="float">
            <text:p>0.301666666666667</text:p>
          </table:table-cell>
          <table:table-cell table:formula="of:=[.D46]+[.C47]" office:value-type="float" office:value="12.48" calcext:value-type="float">
            <text:p>12.48</text:p>
          </table:table-cell>
          <table:table-cell/>
          <table:table-cell office:value-type="float" office:value="3.79" calcext:value-type="float">
            <text:p>3.79</text:p>
          </table:table-cell>
          <table:table-cell table:formula="of:=[.F47]*[.G$5]/60" office:value-type="float" office:value="0.315833333333333" calcext:value-type="float">
            <text:p>0.315833333333333</text:p>
          </table:table-cell>
          <table:table-cell table:formula="of:=[.H46]+[.G47]" office:value-type="float" office:value="11.6591666666667" calcext:value-type="float">
            <text:p>11.6591666666667</text:p>
          </table:table-cell>
          <table:table-cell/>
          <table:table-cell office:value-type="float" office:value="9.75" calcext:value-type="float">
            <text:p>9.75</text:p>
          </table:table-cell>
          <table:table-cell office:value-type="float" office:value="3.4" calcext:value-type="float">
            <text:p>3.4</text:p>
          </table:table-cell>
          <table:table-cell table:formula="of:=[.K47]*[.K$5]/(60*4)" office:value-type="float" office:value="0.425" calcext:value-type="float">
            <text:p>0.425</text:p>
          </table:table-cell>
          <table:table-cell table:formula="of:=[.M46]+[.L47]" office:value-type="float" office:value="18.02875" calcext:value-type="float">
            <text:p>18.02875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.61" calcext:value-type="float">
            <text:p>3.61</text:p>
          </table:table-cell>
          <table:table-cell table:formula="of:=[.B48]*[.B$5]/60" office:value-type="float" office:value="0.300833333333333" calcext:value-type="float">
            <text:p>0.300833333333333</text:p>
          </table:table-cell>
          <table:table-cell table:formula="of:=[.D47]+[.C48]" office:value-type="float" office:value="12.7808333333333" calcext:value-type="float">
            <text:p>12.7808333333333</text:p>
          </table:table-cell>
          <table:table-cell/>
          <table:table-cell office:value-type="float" office:value="3.8" calcext:value-type="float">
            <text:p>3.8</text:p>
          </table:table-cell>
          <table:table-cell table:formula="of:=[.F48]*[.G$5]/60" office:value-type="float" office:value="0.316666666666667" calcext:value-type="float">
            <text:p>0.316666666666667</text:p>
          </table:table-cell>
          <table:table-cell table:formula="of:=[.H47]+[.G48]" office:value-type="float" office:value="11.9758333333333" calcext:value-type="float">
            <text:p>11.975833333333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.34" calcext:value-type="float">
            <text:p>3.34</text:p>
          </table:table-cell>
          <table:table-cell table:formula="of:=[.K48]*[.K$5]/(60*4)" office:value-type="float" office:value="0.4175" calcext:value-type="float">
            <text:p>0.4175</text:p>
          </table:table-cell>
          <table:table-cell table:formula="of:=[.M47]+[.L48]" office:value-type="float" office:value="18.44625" calcext:value-type="float">
            <text:p>18.44625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.6" calcext:value-type="float">
            <text:p>3.6</text:p>
          </table:table-cell>
          <table:table-cell table:formula="of:=[.B49]*[.B$5]/60" office:value-type="float" office:value="0.3" calcext:value-type="float">
            <text:p>0.3</text:p>
          </table:table-cell>
          <table:table-cell table:formula="of:=[.D48]+[.C49]" office:value-type="float" office:value="13.0808333333333" calcext:value-type="float">
            <text:p>13.0808333333333</text:p>
          </table:table-cell>
          <table:table-cell/>
          <table:table-cell office:value-type="float" office:value="3.82" calcext:value-type="float">
            <text:p>3.82</text:p>
          </table:table-cell>
          <table:table-cell table:formula="of:=[.F49]*[.G$5]/60" office:value-type="float" office:value="0.318333333333333" calcext:value-type="float">
            <text:p>0.318333333333333</text:p>
          </table:table-cell>
          <table:table-cell table:formula="of:=[.H48]+[.G49]" office:value-type="float" office:value="12.2941666666667" calcext:value-type="float">
            <text:p>12.2941666666667</text:p>
          </table:table-cell>
          <table:table-cell/>
          <table:table-cell office:value-type="float" office:value="10.25" calcext:value-type="float">
            <text:p>10.25</text:p>
          </table:table-cell>
          <table:table-cell office:value-type="float" office:value="3.25" calcext:value-type="float">
            <text:p>3.25</text:p>
          </table:table-cell>
          <table:table-cell table:formula="of:=[.K49]*[.K$5]/(60*4)" office:value-type="float" office:value="0.40625" calcext:value-type="float">
            <text:p>0.40625</text:p>
          </table:table-cell>
          <table:table-cell table:formula="of:=[.M48]+[.L49]" office:value-type="float" office:value="18.8525" calcext:value-type="float">
            <text:p>18.8525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.59" calcext:value-type="float">
            <text:p>3.59</text:p>
          </table:table-cell>
          <table:table-cell table:formula="of:=[.B50]*[.B$5]/60" office:value-type="float" office:value="0.299166666666667" calcext:value-type="float">
            <text:p>0.299166666666667</text:p>
          </table:table-cell>
          <table:table-cell table:formula="of:=[.D49]+[.C50]" office:value-type="float" office:value="13.38" calcext:value-type="float">
            <text:p>13.38</text:p>
          </table:table-cell>
          <table:table-cell/>
          <table:table-cell office:value-type="float" office:value="3.83" calcext:value-type="float">
            <text:p>3.83</text:p>
          </table:table-cell>
          <table:table-cell table:formula="of:=[.F50]*[.G$5]/60" office:value-type="float" office:value="0.319166666666667" calcext:value-type="float">
            <text:p>0.319166666666667</text:p>
          </table:table-cell>
          <table:table-cell table:formula="of:=[.H49]+[.G50]" office:value-type="float" office:value="12.6133333333333" calcext:value-type="float">
            <text:p>12.6133333333333</text:p>
          </table:table-cell>
          <table:table-cell/>
          <table:table-cell office:value-type="float" office:value="10.5" calcext:value-type="float">
            <text:p>10.5</text:p>
          </table:table-cell>
          <table:table-cell office:value-type="float" office:value="3.13" calcext:value-type="float">
            <text:p>3.13</text:p>
          </table:table-cell>
          <table:table-cell table:formula="of:=[.K50]*[.K$5]/(60*4)" office:value-type="float" office:value="0.39125" calcext:value-type="float">
            <text:p>0.39125</text:p>
          </table:table-cell>
          <table:table-cell table:formula="of:=[.M49]+[.L50]" office:value-type="float" office:value="19.24375" calcext:value-type="float">
            <text:p>19.24375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.58" calcext:value-type="float">
            <text:p>3.58</text:p>
          </table:table-cell>
          <table:table-cell table:formula="of:=[.B51]*[.B$5]/60" office:value-type="float" office:value="0.298333333333333" calcext:value-type="float">
            <text:p>0.298333333333333</text:p>
          </table:table-cell>
          <table:table-cell table:formula="of:=[.D50]+[.C51]" office:value-type="float" office:value="13.6783333333333" calcext:value-type="float">
            <text:p>13.6783333333333</text:p>
          </table:table-cell>
          <table:table-cell/>
          <table:table-cell office:value-type="float" office:value="3.84" calcext:value-type="float">
            <text:p>3.84</text:p>
          </table:table-cell>
          <table:table-cell table:formula="of:=[.F51]*[.G$5]/60" office:value-type="float" office:value="0.32" calcext:value-type="float">
            <text:p>0.32</text:p>
          </table:table-cell>
          <table:table-cell table:formula="of:=[.H50]+[.G51]" office:value-type="float" office:value="12.9333333333333" calcext:value-type="float">
            <text:p>12.9333333333333</text:p>
          </table:table-cell>
          <table:table-cell/>
          <table:table-cell office:value-type="float" office:value="10.75" calcext:value-type="float">
            <text:p>10.75</text:p>
          </table:table-cell>
          <table:table-cell office:value-type="float" office:value="2.95" calcext:value-type="float">
            <text:p>2.95</text:p>
          </table:table-cell>
          <table:table-cell table:formula="of:=[.K51]*[.K$5]/(60*4)" office:value-type="float" office:value="0.36875" calcext:value-type="float">
            <text:p>0.36875</text:p>
          </table:table-cell>
          <table:table-cell table:formula="of:=[.M50]+[.L51]" office:value-type="float" office:value="19.6125" calcext:value-type="float">
            <text:p>19.6125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.57" calcext:value-type="float">
            <text:p>3.57</text:p>
          </table:table-cell>
          <table:table-cell table:formula="of:=[.B52]*[.B$5]/60" office:value-type="float" office:value="0.2975" calcext:value-type="float">
            <text:p>0.2975</text:p>
          </table:table-cell>
          <table:table-cell table:formula="of:=[.D51]+[.C52]" office:value-type="float" office:value="13.9758333333333" calcext:value-type="float">
            <text:p>13.9758333333333</text:p>
          </table:table-cell>
          <table:table-cell/>
          <table:table-cell office:value-type="float" office:value="3.85" calcext:value-type="float">
            <text:p>3.85</text:p>
          </table:table-cell>
          <table:table-cell table:formula="of:=[.F52]*[.G$5]/60" office:value-type="float" office:value="0.320833333333333" calcext:value-type="float">
            <text:p>0.320833333333333</text:p>
          </table:table-cell>
          <table:table-cell table:formula="of:=[.H51]+[.G52]" office:value-type="float" office:value="13.2541666666667" calcext:value-type="float">
            <text:p>13.254166666666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.65" calcext:value-type="float">
            <text:p>2.65</text:p>
          </table:table-cell>
          <table:table-cell table:formula="of:=[.K52]*[.K$5]/(60*4)" office:value-type="float" office:value="0.33125" calcext:value-type="float">
            <text:p>0.33125</text:p>
          </table:table-cell>
          <table:table-cell table:formula="of:=[.M51]+[.L52]" office:value-type="float" office:value="19.94375" calcext:value-type="float">
            <text:p>19.9437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.55" calcext:value-type="float">
            <text:p>3.55</text:p>
          </table:table-cell>
          <table:table-cell table:formula="of:=[.B53]*[.B$5]/60" office:value-type="float" office:value="0.295833333333333" calcext:value-type="float">
            <text:p>0.295833333333333</text:p>
          </table:table-cell>
          <table:table-cell table:formula="of:=[.D52]+[.C53]" office:value-type="float" office:value="14.2716666666667" calcext:value-type="float">
            <text:p>14.2716666666667</text:p>
          </table:table-cell>
          <table:table-cell/>
          <table:table-cell office:value-type="float" office:value="3.86" calcext:value-type="float">
            <text:p>3.86</text:p>
          </table:table-cell>
          <table:table-cell table:formula="of:=[.F53]*[.G$5]/60" office:value-type="float" office:value="0.321666666666667" calcext:value-type="float">
            <text:p>0.321666666666667</text:p>
          </table:table-cell>
          <table:table-cell table:formula="of:=[.H52]+[.G53]" office:value-type="float" office:value="13.5758333333333" calcext:value-type="float">
            <text:p>13.5758333333333</text:p>
          </table:table-cell>
          <table:table-cell table:number-columns-repeated="9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.53" calcext:value-type="float">
            <text:p>3.53</text:p>
          </table:table-cell>
          <table:table-cell table:formula="of:=[.B54]*[.B$5]/60" office:value-type="float" office:value="0.294166666666667" calcext:value-type="float">
            <text:p>0.294166666666667</text:p>
          </table:table-cell>
          <table:table-cell table:formula="of:=[.D53]+[.C54]" office:value-type="float" office:value="14.5658333333333" calcext:value-type="float">
            <text:p>14.5658333333333</text:p>
          </table:table-cell>
          <table:table-cell/>
          <table:table-cell office:value-type="float" office:value="3.87" calcext:value-type="float">
            <text:p>3.87</text:p>
          </table:table-cell>
          <table:table-cell table:formula="of:=[.F54]*[.G$5]/60" office:value-type="float" office:value="0.3225" calcext:value-type="float">
            <text:p>0.3225</text:p>
          </table:table-cell>
          <table:table-cell table:formula="of:=[.H53]+[.G54]" office:value-type="float" office:value="13.8983333333333" calcext:value-type="float">
            <text:p>13.8983333333333</text:p>
          </table:table-cell>
          <table:table-cell table:number-columns-repeated="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.52" calcext:value-type="float">
            <text:p>3.52</text:p>
          </table:table-cell>
          <table:table-cell table:formula="of:=[.B55]*[.B$5]/60" office:value-type="float" office:value="0.293333333333333" calcext:value-type="float">
            <text:p>0.293333333333333</text:p>
          </table:table-cell>
          <table:table-cell table:formula="of:=[.D54]+[.C55]" office:value-type="float" office:value="14.8591666666667" calcext:value-type="float">
            <text:p>14.8591666666667</text:p>
          </table:table-cell>
          <table:table-cell/>
          <table:table-cell office:value-type="float" office:value="3.88" calcext:value-type="float">
            <text:p>3.88</text:p>
          </table:table-cell>
          <table:table-cell table:formula="of:=[.F55]*[.G$5]/60" office:value-type="float" office:value="0.323333333333333" calcext:value-type="float">
            <text:p>0.323333333333333</text:p>
          </table:table-cell>
          <table:table-cell table:formula="of:=[.H54]+[.G55]" office:value-type="float" office:value="14.2216666666667" calcext:value-type="float">
            <text:p>14.2216666666667</text:p>
          </table:table-cell>
          <table:table-cell table:number-columns-repeated="9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.51" calcext:value-type="float">
            <text:p>3.51</text:p>
          </table:table-cell>
          <table:table-cell table:formula="of:=[.B56]*[.B$5]/60" office:value-type="float" office:value="0.2925" calcext:value-type="float">
            <text:p>0.2925</text:p>
          </table:table-cell>
          <table:table-cell table:formula="of:=[.D55]+[.C56]" office:value-type="float" office:value="15.1516666666667" calcext:value-type="float">
            <text:p>15.1516666666667</text:p>
          </table:table-cell>
          <table:table-cell/>
          <table:table-cell office:value-type="float" office:value="3.9" calcext:value-type="float">
            <text:p>3.9</text:p>
          </table:table-cell>
          <table:table-cell table:formula="of:=[.F56]*[.G$5]/60" office:value-type="float" office:value="0.325" calcext:value-type="float">
            <text:p>0.325</text:p>
          </table:table-cell>
          <table:table-cell table:formula="of:=[.H55]+[.G56]" office:value-type="float" office:value="14.5466666666667" calcext:value-type="float">
            <text:p>14.5466666666667</text:p>
          </table:table-cell>
          <table:table-cell table:number-columns-repeated="9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.5" calcext:value-type="float">
            <text:p>3.5</text:p>
          </table:table-cell>
          <table:table-cell table:formula="of:=[.B57]*[.B$5]/60" office:value-type="float" office:value="0.291666666666667" calcext:value-type="float">
            <text:p>0.291666666666667</text:p>
          </table:table-cell>
          <table:table-cell table:formula="of:=[.D56]+[.C57]" office:value-type="float" office:value="15.4433333333333" calcext:value-type="float">
            <text:p>15.4433333333333</text:p>
          </table:table-cell>
          <table:table-cell/>
          <table:table-cell office:value-type="float" office:value="3.92" calcext:value-type="float">
            <text:p>3.92</text:p>
          </table:table-cell>
          <table:table-cell table:formula="of:=[.F57]*[.G$5]/60" office:value-type="float" office:value="0.326666666666667" calcext:value-type="float">
            <text:p>0.326666666666667</text:p>
          </table:table-cell>
          <table:table-cell table:formula="of:=[.H56]+[.G57]" office:value-type="float" office:value="14.8733333333333" calcext:value-type="float">
            <text:p>14.8733333333333</text:p>
          </table:table-cell>
          <table:table-cell table:number-columns-repeated="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5" calcext:value-type="float">
            <text:p>3.5</text:p>
          </table:table-cell>
          <table:table-cell table:formula="of:=[.B58]*[.B$5]/60" office:value-type="float" office:value="0.291666666666667" calcext:value-type="float">
            <text:p>0.291666666666667</text:p>
          </table:table-cell>
          <table:table-cell table:formula="of:=[.D57]+[.C58]" office:value-type="float" office:value="15.735" calcext:value-type="float">
            <text:p>15.735</text:p>
          </table:table-cell>
          <table:table-cell/>
          <table:table-cell office:value-type="float" office:value="3.93" calcext:value-type="float">
            <text:p>3.93</text:p>
          </table:table-cell>
          <table:table-cell table:formula="of:=[.F58]*[.G$5]/60" office:value-type="float" office:value="0.3275" calcext:value-type="float">
            <text:p>0.3275</text:p>
          </table:table-cell>
          <table:table-cell table:formula="of:=[.H57]+[.G58]" office:value-type="float" office:value="15.2008333333333" calcext:value-type="float">
            <text:p>15.2008333333333</text:p>
          </table:table-cell>
          <table:table-cell table:number-columns-repeated="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.49" calcext:value-type="float">
            <text:p>3.49</text:p>
          </table:table-cell>
          <table:table-cell table:formula="of:=[.B59]*[.B$5]/60" office:value-type="float" office:value="0.290833333333333" calcext:value-type="float">
            <text:p>0.290833333333333</text:p>
          </table:table-cell>
          <table:table-cell table:formula="of:=[.D58]+[.C59]" office:value-type="float" office:value="16.0258333333333" calcext:value-type="float">
            <text:p>16.0258333333333</text:p>
          </table:table-cell>
          <table:table-cell/>
          <table:table-cell office:value-type="float" office:value="3.95" calcext:value-type="float">
            <text:p>3.95</text:p>
          </table:table-cell>
          <table:table-cell table:formula="of:=[.F59]*[.G$5]/60" office:value-type="float" office:value="0.329166666666667" calcext:value-type="float">
            <text:p>0.329166666666667</text:p>
          </table:table-cell>
          <table:table-cell table:formula="of:=[.H58]+[.G59]" office:value-type="float" office:value="15.53" calcext:value-type="float">
            <text:p>15.53</text:p>
          </table:table-cell>
          <table:table-cell table:number-columns-repeated="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.48" calcext:value-type="float">
            <text:p>3.48</text:p>
          </table:table-cell>
          <table:table-cell table:formula="of:=[.B60]*[.B$5]/60" office:value-type="float" office:value="0.29" calcext:value-type="float">
            <text:p>0.29</text:p>
          </table:table-cell>
          <table:table-cell table:formula="of:=[.D59]+[.C60]" office:value-type="float" office:value="16.3158333333333" calcext:value-type="float">
            <text:p>16.3158333333333</text:p>
          </table:table-cell>
          <table:table-cell/>
          <table:table-cell office:value-type="float" office:value="3.97" calcext:value-type="float">
            <text:p>3.97</text:p>
          </table:table-cell>
          <table:table-cell table:formula="of:=[.F60]*[.G$5]/60" office:value-type="float" office:value="0.330833333333333" calcext:value-type="float">
            <text:p>0.330833333333333</text:p>
          </table:table-cell>
          <table:table-cell table:formula="of:=[.H59]+[.G60]" office:value-type="float" office:value="15.8608333333333" calcext:value-type="float">
            <text:p>15.8608333333333</text:p>
          </table:table-cell>
          <table:table-cell table:number-columns-repeated="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3.47" calcext:value-type="float">
            <text:p>3.47</text:p>
          </table:table-cell>
          <table:table-cell table:formula="of:=[.B61]*[.B$5]/60" office:value-type="float" office:value="0.289166666666667" calcext:value-type="float">
            <text:p>0.289166666666667</text:p>
          </table:table-cell>
          <table:table-cell table:formula="of:=[.D60]+[.C61]" office:value-type="float" office:value="16.605" calcext:value-type="float">
            <text:p>16.605</text:p>
          </table:table-cell>
          <table:table-cell/>
          <table:table-cell office:value-type="float" office:value="3.99" calcext:value-type="float">
            <text:p>3.99</text:p>
          </table:table-cell>
          <table:table-cell table:formula="of:=[.F61]*[.G$5]/60" office:value-type="float" office:value="0.3325" calcext:value-type="float">
            <text:p>0.3325</text:p>
          </table:table-cell>
          <table:table-cell table:formula="of:=[.H60]+[.G61]" office:value-type="float" office:value="16.1933333333333" calcext:value-type="float">
            <text:p>16.1933333333333</text:p>
          </table:table-cell>
          <table:table-cell table:number-columns-repeated="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.44" calcext:value-type="float">
            <text:p>3.44</text:p>
          </table:table-cell>
          <table:table-cell table:formula="of:=[.B62]*[.B$5]/60" office:value-type="float" office:value="0.286666666666667" calcext:value-type="float">
            <text:p>0.286666666666667</text:p>
          </table:table-cell>
          <table:table-cell table:formula="of:=[.D61]+[.C62]" office:value-type="float" office:value="16.8916666666667" calcext:value-type="float">
            <text:p>16.8916666666667</text:p>
          </table:table-cell>
          <table:table-cell/>
          <table:table-cell office:value-type="float" office:value="4" calcext:value-type="float">
            <text:p>4</text:p>
          </table:table-cell>
          <table:table-cell table:formula="of:=[.F62]*[.G$5]/60" office:value-type="float" office:value="0.333333333333333" calcext:value-type="float">
            <text:p>0.333333333333333</text:p>
          </table:table-cell>
          <table:table-cell table:formula="of:=[.H61]+[.G62]" office:value-type="float" office:value="16.5266666666667" calcext:value-type="float">
            <text:p>16.5266666666667</text:p>
          </table:table-cell>
          <table:table-cell table:number-columns-repeated="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.38" calcext:value-type="float">
            <text:p>3.38</text:p>
          </table:table-cell>
          <table:table-cell table:formula="of:=[.B63]*[.B$5]/60" office:value-type="float" office:value="0.281666666666667" calcext:value-type="float">
            <text:p>0.281666666666667</text:p>
          </table:table-cell>
          <table:table-cell table:formula="of:=[.D62]+[.C63]" office:value-type="float" office:value="17.1733333333333" calcext:value-type="float">
            <text:p>17.1733333333333</text:p>
          </table:table-cell>
          <table:table-cell/>
          <table:table-cell office:value-type="float" office:value="4.02" calcext:value-type="float">
            <text:p>4.02</text:p>
          </table:table-cell>
          <table:table-cell table:formula="of:=[.F63]*[.G$5]/60" office:value-type="float" office:value="0.335" calcext:value-type="float">
            <text:p>0.335</text:p>
          </table:table-cell>
          <table:table-cell table:formula="of:=[.H62]+[.G63]" office:value-type="float" office:value="16.8616666666667" calcext:value-type="float">
            <text:p>16.8616666666667</text:p>
          </table:table-cell>
          <table:table-cell table:number-columns-repeated="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.32" calcext:value-type="float">
            <text:p>3.32</text:p>
          </table:table-cell>
          <table:table-cell table:formula="of:=[.B64]*[.B$5]/60" office:value-type="float" office:value="0.276666666666667" calcext:value-type="float">
            <text:p>0.276666666666667</text:p>
          </table:table-cell>
          <table:table-cell table:formula="of:=[.D63]+[.C64]" office:value-type="float" office:value="17.45" calcext:value-type="float">
            <text:p>17.45</text:p>
          </table:table-cell>
          <table:table-cell/>
          <table:table-cell office:value-type="float" office:value="4.03" calcext:value-type="float">
            <text:p>4.03</text:p>
          </table:table-cell>
          <table:table-cell table:formula="of:=[.F64]*[.G$5]/60" office:value-type="float" office:value="0.335833333333333" calcext:value-type="float">
            <text:p>0.335833333333333</text:p>
          </table:table-cell>
          <table:table-cell table:formula="of:=[.H63]+[.G64]" office:value-type="float" office:value="17.1975" calcext:value-type="float">
            <text:p>17.1975</text:p>
          </table:table-cell>
          <table:table-cell table:number-columns-repeated="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.25" calcext:value-type="float">
            <text:p>3.25</text:p>
          </table:table-cell>
          <table:table-cell table:formula="of:=[.B65]*[.B$5]/60" office:value-type="float" office:value="0.270833333333333" calcext:value-type="float">
            <text:p>0.270833333333333</text:p>
          </table:table-cell>
          <table:table-cell table:formula="of:=[.D64]+[.C65]" office:value-type="float" office:value="17.7208333333333" calcext:value-type="float">
            <text:p>17.7208333333333</text:p>
          </table:table-cell>
          <table:table-cell/>
          <table:table-cell office:value-type="float" office:value="4.05" calcext:value-type="float">
            <text:p>4.05</text:p>
          </table:table-cell>
          <table:table-cell table:formula="of:=[.F65]*[.G$5]/60" office:value-type="float" office:value="0.3375" calcext:value-type="float">
            <text:p>0.3375</text:p>
          </table:table-cell>
          <table:table-cell table:formula="of:=[.H64]+[.G65]" office:value-type="float" office:value="17.535" calcext:value-type="float">
            <text:p>17.535</text:p>
          </table:table-cell>
          <table:table-cell table:number-columns-repeated="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3.15" calcext:value-type="float">
            <text:p>3.15</text:p>
          </table:table-cell>
          <table:table-cell table:formula="of:=[.B66]*[.B$5]/60" office:value-type="float" office:value="0.2625" calcext:value-type="float">
            <text:p>0.2625</text:p>
          </table:table-cell>
          <table:table-cell table:formula="of:=[.D65]+[.C66]" office:value-type="float" office:value="17.9833333333333" calcext:value-type="float">
            <text:p>17.9833333333333</text:p>
          </table:table-cell>
          <table:table-cell/>
          <table:table-cell office:value-type="float" office:value="4.06" calcext:value-type="float">
            <text:p>4.06</text:p>
          </table:table-cell>
          <table:table-cell table:formula="of:=[.F66]*[.G$5]/60" office:value-type="float" office:value="0.338333333333333" calcext:value-type="float">
            <text:p>0.338333333333333</text:p>
          </table:table-cell>
          <table:table-cell table:formula="of:=[.H65]+[.G66]" office:value-type="float" office:value="17.8733333333333" calcext:value-type="float">
            <text:p>17.8733333333333</text:p>
          </table:table-cell>
          <table:table-cell table:number-columns-repeated="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.02" calcext:value-type="float">
            <text:p>3.02</text:p>
          </table:table-cell>
          <table:table-cell table:formula="of:=[.B67]*[.B$5]/60" office:value-type="float" office:value="0.251666666666667" calcext:value-type="float">
            <text:p>0.251666666666667</text:p>
          </table:table-cell>
          <table:table-cell table:formula="of:=[.D66]+[.C67]" office:value-type="float" office:value="18.235" calcext:value-type="float">
            <text:p>18.235</text:p>
          </table:table-cell>
          <table:table-cell/>
          <table:table-cell office:value-type="float" office:value="4.08" calcext:value-type="float">
            <text:p>4.08</text:p>
          </table:table-cell>
          <table:table-cell table:formula="of:=[.F67]*[.G$5]/60" office:value-type="float" office:value="0.34" calcext:value-type="float">
            <text:p>0.34</text:p>
          </table:table-cell>
          <table:table-cell table:formula="of:=[.H66]+[.G67]" office:value-type="float" office:value="18.2133333333333" calcext:value-type="float">
            <text:p>18.2133333333333</text:p>
          </table:table-cell>
          <table:table-cell table:number-columns-repeated="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82" calcext:value-type="float">
            <text:p>2.82</text:p>
          </table:table-cell>
          <table:table-cell table:formula="of:=[.B68]*[.B$5]/60" office:value-type="float" office:value="0.235" calcext:value-type="float">
            <text:p>0.235</text:p>
          </table:table-cell>
          <table:table-cell table:formula="of:=[.D67]+[.C68]" office:value-type="float" office:value="18.47" calcext:value-type="float">
            <text:p>18.47</text:p>
          </table:table-cell>
          <table:table-cell/>
          <table:table-cell office:value-type="float" office:value="4.09" calcext:value-type="float">
            <text:p>4.09</text:p>
          </table:table-cell>
          <table:table-cell table:formula="of:=[.F68]*[.G$5]/60" office:value-type="float" office:value="0.340833333333333" calcext:value-type="float">
            <text:p>0.340833333333333</text:p>
          </table:table-cell>
          <table:table-cell table:formula="of:=[.H67]+[.G68]" office:value-type="float" office:value="18.5541666666667" calcext:value-type="float">
            <text:p>18.5541666666667</text:p>
          </table:table-cell>
          <table:table-cell table:number-columns-repeated="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4"/>
          <table:table-cell office:value-type="float" office:value="4.11" calcext:value-type="float">
            <text:p>4.11</text:p>
          </table:table-cell>
          <table:table-cell table:formula="of:=[.F69]*[.G$5]/60" office:value-type="float" office:value="0.3425" calcext:value-type="float">
            <text:p>0.3425</text:p>
          </table:table-cell>
          <table:table-cell table:formula="of:=[.H68]+[.G69]" office:value-type="float" office:value="18.8966666666667" calcext:value-type="float">
            <text:p>18.8966666666667</text:p>
          </table:table-cell>
          <table:table-cell table:number-columns-repeated="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4"/>
          <table:table-cell office:value-type="float" office:value="4.13" calcext:value-type="float">
            <text:p>4.13</text:p>
          </table:table-cell>
          <table:table-cell table:formula="of:=[.F70]*[.G$5]/60" office:value-type="float" office:value="0.344166666666667" calcext:value-type="float">
            <text:p>0.344166666666667</text:p>
          </table:table-cell>
          <table:table-cell table:formula="of:=[.H69]+[.G70]" office:value-type="float" office:value="19.2408333333333" calcext:value-type="float">
            <text:p>19.2408333333333</text:p>
          </table:table-cell>
          <table:table-cell table:number-columns-repeated="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/>
          <table:table-cell office:value-type="float" office:value="4.14" calcext:value-type="float">
            <text:p>4.14</text:p>
          </table:table-cell>
          <table:table-cell table:formula="of:=[.F71]*[.G$5]/60" office:value-type="float" office:value="0.345" calcext:value-type="float">
            <text:p>0.345</text:p>
          </table:table-cell>
          <table:table-cell table:formula="of:=[.H70]+[.G71]" office:value-type="float" office:value="19.5858333333333" calcext:value-type="float">
            <text:p>19.5858333333333</text:p>
          </table:table-cell>
          <table:table-cell table:number-columns-repeated="9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4"/>
          <table:table-cell office:value-type="float" office:value="4.16" calcext:value-type="float">
            <text:p>4.16</text:p>
          </table:table-cell>
          <table:table-cell table:formula="of:=[.F72]*[.G$5]/60" office:value-type="float" office:value="0.346666666666667" calcext:value-type="float">
            <text:p>0.346666666666667</text:p>
          </table:table-cell>
          <table:table-cell table:formula="of:=[.H71]+[.G72]" office:value-type="float" office:value="19.9325" calcext:value-type="float">
            <text:p>19.9325</text:p>
          </table:table-cell>
          <table:table-cell table:number-columns-repeated="9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/>
          <table:table-cell office:value-type="float" office:value="4.18" calcext:value-type="float">
            <text:p>4.18</text:p>
          </table:table-cell>
          <table:table-cell table:formula="of:=[.F73]*[.G$5]/60" office:value-type="float" office:value="0.348333333333333" calcext:value-type="float">
            <text:p>0.348333333333333</text:p>
          </table:table-cell>
          <table:table-cell table:formula="of:=[.H72]+[.G73]" office:value-type="float" office:value="20.2808333333333" calcext:value-type="float">
            <text:p>20.2808333333333</text:p>
          </table:table-cell>
          <table:table-cell table:number-columns-repeated="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4"/>
          <table:table-cell office:value-type="float" office:value="4.19" calcext:value-type="float">
            <text:p>4.19</text:p>
          </table:table-cell>
          <table:table-cell table:formula="of:=[.F74]*[.G$5]/60" office:value-type="float" office:value="0.349166666666667" calcext:value-type="float">
            <text:p>0.349166666666667</text:p>
          </table:table-cell>
          <table:table-cell table:formula="of:=[.H73]+[.G74]" office:value-type="float" office:value="20.63" calcext:value-type="float">
            <text:p>20.63</text:p>
          </table:table-cell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minimum</text:p>
          </table:table-cell>
          <table:table-cell table:number-columns-repeated="14"/>
        </table:table-row>
        <table:table-row table:style-name="ro2">
          <table:table-cell/>
          <table:table-cell office:value-type="string" calcext:value-type="string">
            <text:p>Total Wh</text:p>
            <text:p>Sourced</text:p>
          </table:table-cell>
          <table:table-cell table:formula="of:=SUM([.C8:.C75])" office:value-type="float" office:value="18.47" calcext:value-type="float">
            <text:p>18.47</text:p>
          </table:table-cell>
          <table:table-cell table:number-columns-repeated="2"/>
          <table:table-cell office:value-type="string" calcext:value-type="string">
            <text:p>Total Wh</text:p>
            <text:p>Recharge</text:p>
          </table:table-cell>
          <table:table-cell table:formula="of:=SUM([.G9:.G74])" office:value-type="float" office:value="20.63" calcext:value-type="float">
            <text:p>20.63</text:p>
          </table:table-cell>
          <table:table-cell table:number-columns-repeated="10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table:formula="of:=3.7*5" office:value-type="float" office:value="18.5" calcext:value-type="float">
            <text:p>18.5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 style:data-style-name="N2" text:time-value="02:52:02.8309475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09T23:20:55.646135288</meta:creation-date>
    <dc:date>2021-11-10T02:53:45.623698505</dc:date>
    <meta:editing-duration>PT32M46S</meta:editing-duration>
    <meta:editing-cycles>9</meta:editing-cycles>
    <meta:generator>LibreOffice/7.0.6.2$MacOSX_X86_64 LibreOffice_project/144abb84a525d8e30c9dbbefa69cbbf2d8d4ae3b</meta:generator>
    <meta:document-statistic meta:table-count="1" meta:cell-count="740" meta:object-count="0"/>
  </office:meta>
</office:document-meta>
</file>